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95.16pt"/>
    </style:style>
    <style:style style:name="co8" style:family="table-column">
      <style:table-column-properties fo:break-before="auto" style:column-width="52.7pt"/>
    </style:style>
    <style:style style:name="co9" style:family="table-column">
      <style:table-column-properties fo:break-before="auto" style:column-width="58.11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liceFi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700" calcext:value-type="float">
            <text:p>-700</text:p>
          </table:table-cell>
          <table:table-cell office:value-type="float" office:value="-600" calcext:value-type="float">
            <text:p>-600</text:p>
          </table:table-cell>
          <table:table-cell office:value-type="float" office:value="0" calcext:value-type="float">
            <text:p>0</text:p>
          </table:table-cell>
          <table:table-cell office:value-type="float" office:value="20.472" calcext:value-type="float">
            <text:p>20.472</text:p>
          </table:table-cell>
          <table:table-cell office:value-type="float" office:value="0.0323207" calcext:value-type="float">
            <text:p>0.0323207</text:p>
          </table:table-cell>
          <table:table-cell office:value-type="float" office:value="0.123549" calcext:value-type="float">
            <text:p>0.12354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600" calcext:value-type="float">
            <text:p>-600</text:p>
          </table:table-cell>
          <table:table-cell office:value-type="float" office:value="-580" calcext:value-type="float">
            <text:p>-580</text:p>
          </table:table-cell>
          <table:table-cell office:value-type="float" office:value="0" calcext:value-type="float">
            <text:p>0</text:p>
          </table:table-cell>
          <table:table-cell office:value-type="float" office:value="10.9385" calcext:value-type="float">
            <text:p>10.9385</text:p>
          </table:table-cell>
          <table:table-cell office:value-type="float" office:value="-0.0403553" calcext:value-type="float">
            <text:p>-0.0403553</text:p>
          </table:table-cell>
          <table:table-cell office:value-type="float" office:value="0.111198" calcext:value-type="float">
            <text:p>0.11119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580" calcext:value-type="float">
            <text:p>-580</text:p>
          </table:table-cell>
          <table:table-cell office:value-type="float" office:value="-560" calcext:value-type="float">
            <text:p>-560</text:p>
          </table:table-cell>
          <table:table-cell office:value-type="float" office:value="0" calcext:value-type="float">
            <text:p>0</text:p>
          </table:table-cell>
          <table:table-cell office:value-type="float" office:value="11.5918" calcext:value-type="float">
            <text:p>11.5918</text:p>
          </table:table-cell>
          <table:table-cell office:value-type="float" office:value="-0.0181331" calcext:value-type="float">
            <text:p>-0.0181331</text:p>
          </table:table-cell>
          <table:table-cell office:value-type="float" office:value="0.123871" calcext:value-type="float">
            <text:p>0.1238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560" calcext:value-type="float">
            <text:p>-560</text:p>
          </table:table-cell>
          <table:table-cell office:value-type="float" office:value="-540" calcext:value-type="float">
            <text:p>-540</text:p>
          </table:table-cell>
          <table:table-cell office:value-type="float" office:value="0" calcext:value-type="float">
            <text:p>0</text:p>
          </table:table-cell>
          <table:table-cell office:value-type="float" office:value="16.3924" calcext:value-type="float">
            <text:p>16.3924</text:p>
          </table:table-cell>
          <table:table-cell office:value-type="float" office:value="0.00874019" calcext:value-type="float">
            <text:p>0.00874019</text:p>
          </table:table-cell>
          <table:table-cell office:value-type="float" office:value="0.153382" calcext:value-type="float">
            <text:p>0.15338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540" calcext:value-type="float">
            <text:p>-540</text:p>
          </table:table-cell>
          <table:table-cell office:value-type="float" office:value="-520" calcext:value-type="float">
            <text:p>-520</text:p>
          </table:table-cell>
          <table:table-cell office:value-type="float" office:value="0" calcext:value-type="float">
            <text:p>0</text:p>
          </table:table-cell>
          <table:table-cell office:value-type="float" office:value="29.1153" calcext:value-type="float">
            <text:p>29.1153</text:p>
          </table:table-cell>
          <table:table-cell office:value-type="float" office:value="-0.00365319" calcext:value-type="float">
            <text:p>-0.00365319</text:p>
          </table:table-cell>
          <table:table-cell office:value-type="float" office:value="0.127992" calcext:value-type="float">
            <text:p>0.127992</text:p>
          </table:table-cell>
          <table:table-cell office:value-type="float" office:value="0.0319647" calcext:value-type="float">
            <text:p>0.0319647</text:p>
          </table:table-cell>
          <table:table-cell office:value-type="float" office:value="0.150836" calcext:value-type="float">
            <text:p>0.150836</text:p>
          </table:table-cell>
          <table:table-cell office:value-type="float" office:value="0.076802" calcext:value-type="float">
            <text:p>0.0768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520" calcext:value-type="float">
            <text:p>-52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float" office:value="48.7323" calcext:value-type="float">
            <text:p>48.7323</text:p>
          </table:table-cell>
          <table:table-cell office:value-type="float" office:value="0.0024157" calcext:value-type="float">
            <text:p>0.0024157</text:p>
          </table:table-cell>
          <table:table-cell office:value-type="float" office:value="0.0974235" calcext:value-type="float">
            <text:p>0.0974235</text:p>
          </table:table-cell>
          <table:table-cell office:value-type="float" office:value="0.055752" calcext:value-type="float">
            <text:p>0.055752</text:p>
          </table:table-cell>
          <table:table-cell office:value-type="float" office:value="0.405275" calcext:value-type="float">
            <text:p>0.405275</text:p>
          </table:table-cell>
          <table:table-cell office:value-type="float" office:value="0.0786337" calcext:value-type="float">
            <text:p>0.07863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500" calcext:value-type="float">
            <text:p>-500</text:p>
          </table:table-cell>
          <table:table-cell office:value-type="float" office:value="-480" calcext:value-type="float">
            <text:p>-480</text:p>
          </table:table-cell>
          <table:table-cell office:value-type="float" office:value="0" calcext:value-type="float">
            <text:p>0</text:p>
          </table:table-cell>
          <table:table-cell office:value-type="float" office:value="59.0943" calcext:value-type="float">
            <text:p>59.0943</text:p>
          </table:table-cell>
          <table:table-cell office:value-type="float" office:value="0.0038113" calcext:value-type="float">
            <text:p>0.0038113</text:p>
          </table:table-cell>
          <table:table-cell office:value-type="float" office:value="0.119985" calcext:value-type="float">
            <text:p>0.119985</text:p>
          </table:table-cell>
          <table:table-cell office:value-type="float" office:value="0.0966528" calcext:value-type="float">
            <text:p>0.0966528</text:p>
          </table:table-cell>
          <table:table-cell office:value-type="float" office:value="0.483242" calcext:value-type="float">
            <text:p>0.483242</text:p>
          </table:table-cell>
          <table:table-cell office:value-type="float" office:value="0.0799282" calcext:value-type="float">
            <text:p>0.07992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480" calcext:value-type="float">
            <text:p>-480</text:p>
          </table:table-cell>
          <table:table-cell office:value-type="float" office:value="-460" calcext:value-type="float">
            <text:p>-460</text:p>
          </table:table-cell>
          <table:table-cell office:value-type="float" office:value="0" calcext:value-type="float">
            <text:p>0</text:p>
          </table:table-cell>
          <table:table-cell office:value-type="float" office:value="87.3287" calcext:value-type="float">
            <text:p>87.3287</text:p>
          </table:table-cell>
          <table:table-cell office:value-type="float" office:value="0.00645765" calcext:value-type="float">
            <text:p>0.00645765</text:p>
          </table:table-cell>
          <table:table-cell office:value-type="float" office:value="0.117022" calcext:value-type="float">
            <text:p>0.117022</text:p>
          </table:table-cell>
          <table:table-cell office:value-type="float" office:value="0.166347" calcext:value-type="float">
            <text:p>0.166347</text:p>
          </table:table-cell>
          <table:table-cell office:value-type="float" office:value="0.48905" calcext:value-type="float">
            <text:p>0.48905</text:p>
          </table:table-cell>
          <table:table-cell office:value-type="float" office:value="0.0807597" calcext:value-type="float">
            <text:p>0.08075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460" calcext:value-type="float">
            <text:p>-460</text:p>
          </table:table-cell>
          <table:table-cell office:value-type="float" office:value="-440" calcext:value-type="float">
            <text:p>-440</text:p>
          </table:table-cell>
          <table:table-cell office:value-type="float" office:value="0" calcext:value-type="float">
            <text:p>0</text:p>
          </table:table-cell>
          <table:table-cell office:value-type="float" office:value="122.671" calcext:value-type="float">
            <text:p>122.671</text:p>
          </table:table-cell>
          <table:table-cell office:value-type="float" office:value="0.00175903" calcext:value-type="float">
            <text:p>0.00175903</text:p>
          </table:table-cell>
          <table:table-cell office:value-type="float" office:value="0.120162" calcext:value-type="float">
            <text:p>0.120162</text:p>
          </table:table-cell>
          <table:table-cell office:value-type="float" office:value="0.283898" calcext:value-type="float">
            <text:p>0.283898</text:p>
          </table:table-cell>
          <table:table-cell office:value-type="float" office:value="0.474492" calcext:value-type="float">
            <text:p>0.474492</text:p>
          </table:table-cell>
          <table:table-cell office:value-type="float" office:value="0.0812023" calcext:value-type="float">
            <text:p>0.08120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440" calcext:value-type="float">
            <text:p>-440</text:p>
          </table:table-cell>
          <table:table-cell office:value-type="float" office:value="-420" calcext:value-type="float">
            <text:p>-420</text:p>
          </table:table-cell>
          <table:table-cell office:value-type="float" office:value="0" calcext:value-type="float">
            <text:p>0</text:p>
          </table:table-cell>
          <table:table-cell office:value-type="float" office:value="206.021" calcext:value-type="float">
            <text:p>206.021</text:p>
          </table:table-cell>
          <table:table-cell office:value-type="float" office:value="0.0153028" calcext:value-type="float">
            <text:p>0.0153028</text:p>
          </table:table-cell>
          <table:table-cell office:value-type="float" office:value="0.121615" calcext:value-type="float">
            <text:p>0.121615</text:p>
          </table:table-cell>
          <table:table-cell office:value-type="float" office:value="0.48001" calcext:value-type="float">
            <text:p>0.48001</text:p>
          </table:table-cell>
          <table:table-cell office:value-type="float" office:value="0.460326" calcext:value-type="float">
            <text:p>0.460326</text:p>
          </table:table-cell>
          <table:table-cell office:value-type="float" office:value="0.0813302" calcext:value-type="float">
            <text:p>0.08133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420" calcext:value-type="float">
            <text:p>-42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float" office:value="294.693" calcext:value-type="float">
            <text:p>294.693</text:p>
          </table:table-cell>
          <table:table-cell office:value-type="float" office:value="0.00866258" calcext:value-type="float">
            <text:p>0.00866258</text:p>
          </table:table-cell>
          <table:table-cell office:value-type="float" office:value="0.117738" calcext:value-type="float">
            <text:p>0.117738</text:p>
          </table:table-cell>
          <table:table-cell office:value-type="float" office:value="0.803282" calcext:value-type="float">
            <text:p>0.803282</text:p>
          </table:table-cell>
          <table:table-cell office:value-type="float" office:value="0.451024" calcext:value-type="float">
            <text:p>0.451024</text:p>
          </table:table-cell>
          <table:table-cell office:value-type="float" office:value="0.0812175" calcext:value-type="float">
            <text:p>0.08121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400" calcext:value-type="float">
            <text:p>-400</text:p>
          </table:table-cell>
          <table:table-cell office:value-type="float" office:value="-380" calcext:value-type="float">
            <text:p>-380</text:p>
          </table:table-cell>
          <table:table-cell office:value-type="float" office:value="0" calcext:value-type="float">
            <text:p>0</text:p>
          </table:table-cell>
          <table:table-cell office:value-type="float" office:value="467.275" calcext:value-type="float">
            <text:p>467.275</text:p>
          </table:table-cell>
          <table:table-cell office:value-type="float" office:value="0.00305236" calcext:value-type="float">
            <text:p>0.00305236</text:p>
          </table:table-cell>
          <table:table-cell office:value-type="float" office:value="0.113552" calcext:value-type="float">
            <text:p>0.113552</text:p>
          </table:table-cell>
          <table:table-cell office:value-type="float" office:value="1.32928" calcext:value-type="float">
            <text:p>1.32928</text:p>
          </table:table-cell>
          <table:table-cell office:value-type="float" office:value="0.444228" calcext:value-type="float">
            <text:p>0.444228</text:p>
          </table:table-cell>
          <table:table-cell office:value-type="float" office:value="0.0809385" calcext:value-type="float">
            <text:p>0.08093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380" calcext:value-type="float">
            <text:p>-380</text:p>
          </table:table-cell>
          <table:table-cell office:value-type="float" office:value="-360" calcext:value-type="float">
            <text:p>-360</text:p>
          </table:table-cell>
          <table:table-cell office:value-type="float" office:value="0" calcext:value-type="float">
            <text:p>0</text:p>
          </table:table-cell>
          <table:table-cell office:value-type="float" office:value="685.861" calcext:value-type="float">
            <text:p>685.861</text:p>
          </table:table-cell>
          <table:table-cell office:value-type="float" office:value="0.000726118" calcext:value-type="float">
            <text:p>0.000726118</text:p>
          </table:table-cell>
          <table:table-cell office:value-type="float" office:value="0.1114" calcext:value-type="float">
            <text:p>0.1114</text:p>
          </table:table-cell>
          <table:table-cell office:value-type="float" office:value="2.17323" calcext:value-type="float">
            <text:p>2.17323</text:p>
          </table:table-cell>
          <table:table-cell office:value-type="float" office:value="0.436205" calcext:value-type="float">
            <text:p>0.436205</text:p>
          </table:table-cell>
          <table:table-cell office:value-type="float" office:value="0.0805674" calcext:value-type="float">
            <text:p>0.08056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360" calcext:value-type="float">
            <text:p>-360</text:p>
          </table:table-cell>
          <table:table-cell office:value-type="float" office:value="-340" calcext:value-type="float">
            <text:p>-340</text:p>
          </table:table-cell>
          <table:table-cell office:value-type="float" office:value="0" calcext:value-type="float">
            <text:p>0</text:p>
          </table:table-cell>
          <table:table-cell office:value-type="float" office:value="945.807" calcext:value-type="float">
            <text:p>945.807</text:p>
          </table:table-cell>
          <table:table-cell office:value-type="float" office:value="0.0019443" calcext:value-type="float">
            <text:p>0.0019443</text:p>
          </table:table-cell>
          <table:table-cell office:value-type="float" office:value="0.116035" calcext:value-type="float">
            <text:p>0.116035</text:p>
          </table:table-cell>
          <table:table-cell office:value-type="float" office:value="3.50708" calcext:value-type="float">
            <text:p>3.50708</text:p>
          </table:table-cell>
          <table:table-cell office:value-type="float" office:value="0.424418" calcext:value-type="float">
            <text:p>0.424418</text:p>
          </table:table-cell>
          <table:table-cell office:value-type="float" office:value="0.0801782" calcext:value-type="float">
            <text:p>0.08017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340" calcext:value-type="float">
            <text:p>-340</text:p>
          </table:table-cell>
          <table:table-cell office:value-type="float" office:value="-320" calcext:value-type="float">
            <text:p>-320</text:p>
          </table:table-cell>
          <table:table-cell office:value-type="float" office:value="0" calcext:value-type="float">
            <text:p>0</text:p>
          </table:table-cell>
          <table:table-cell office:value-type="float" office:value="1423.65" calcext:value-type="float">
            <text:p>1423.65</text:p>
          </table:table-cell>
          <table:table-cell office:value-type="float" office:value="0.00284441" calcext:value-type="float">
            <text:p>0.00284441</text:p>
          </table:table-cell>
          <table:table-cell office:value-type="float" office:value="0.11313" calcext:value-type="float">
            <text:p>0.11313</text:p>
          </table:table-cell>
          <table:table-cell office:value-type="float" office:value="5.58129" calcext:value-type="float">
            <text:p>5.58129</text:p>
          </table:table-cell>
          <table:table-cell office:value-type="float" office:value="0.408155" calcext:value-type="float">
            <text:p>0.408155</text:p>
          </table:table-cell>
          <table:table-cell office:value-type="float" office:value="0.0798451" calcext:value-type="float">
            <text:p>0.07984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320" calcext:value-type="float">
            <text:p>-320</text:p>
          </table:table-cell>
          <table:table-cell office:value-type="float" office:value="-300" calcext:value-type="float">
            <text:p>-300</text:p>
          </table:table-cell>
          <table:table-cell office:value-type="float" office:value="0" calcext:value-type="float">
            <text:p>0</text:p>
          </table:table-cell>
          <table:table-cell office:value-type="float" office:value="1984.24" calcext:value-type="float">
            <text:p>1984.24</text:p>
          </table:table-cell>
          <table:table-cell office:value-type="float" office:value="-0.00103479" calcext:value-type="float">
            <text:p>-0.00103479</text:p>
          </table:table-cell>
          <table:table-cell office:value-type="float" office:value="0.116668" calcext:value-type="float">
            <text:p>0.116668</text:p>
          </table:table-cell>
          <table:table-cell office:value-type="float" office:value="8.75082" calcext:value-type="float">
            <text:p>8.75082</text:p>
          </table:table-cell>
          <table:table-cell office:value-type="float" office:value="0.388044" calcext:value-type="float">
            <text:p>0.388044</text:p>
          </table:table-cell>
          <table:table-cell office:value-type="float" office:value="0.0796424" calcext:value-type="float">
            <text:p>0.0796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300" calcext:value-type="float">
            <text:p>-300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  <table:table-cell office:value-type="float" office:value="2703.72" calcext:value-type="float">
            <text:p>2703.72</text:p>
          </table:table-cell>
          <table:table-cell office:value-type="float" office:value="-0.00248062" calcext:value-type="float">
            <text:p>-0.00248062</text:p>
          </table:table-cell>
          <table:table-cell office:value-type="float" office:value="0.115118" calcext:value-type="float">
            <text:p>0.115118</text:p>
          </table:table-cell>
          <table:table-cell office:value-type="float" office:value="13.5047" calcext:value-type="float">
            <text:p>13.5047</text:p>
          </table:table-cell>
          <table:table-cell office:value-type="float" office:value="0.365051" calcext:value-type="float">
            <text:p>0.365051</text:p>
          </table:table-cell>
          <table:table-cell office:value-type="float" office:value="0.0796442" calcext:value-type="float">
            <text:p>0.07964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280" calcext:value-type="float">
            <text:p>-280</text:p>
          </table:table-cell>
          <table:table-cell office:value-type="float" office:value="-260" calcext:value-type="float">
            <text:p>-260</text:p>
          </table:table-cell>
          <table:table-cell office:value-type="float" office:value="0" calcext:value-type="float">
            <text:p>0</text:p>
          </table:table-cell>
          <table:table-cell office:value-type="float" office:value="3752.03" calcext:value-type="float">
            <text:p>3752.03</text:p>
          </table:table-cell>
          <table:table-cell office:value-type="float" office:value="-0.00346796" calcext:value-type="float">
            <text:p>-0.00346796</text:p>
          </table:table-cell>
          <table:table-cell office:value-type="float" office:value="0.114094" calcext:value-type="float">
            <text:p>0.114094</text:p>
          </table:table-cell>
          <table:table-cell office:value-type="float" office:value="20.4956" calcext:value-type="float">
            <text:p>20.4956</text:p>
          </table:table-cell>
          <table:table-cell office:value-type="float" office:value="0.339476" calcext:value-type="float">
            <text:p>0.339476</text:p>
          </table:table-cell>
          <table:table-cell office:value-type="float" office:value="0.0799246" calcext:value-type="float">
            <text:p>0.07992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260" calcext:value-type="float">
            <text:p>-260</text:p>
          </table:table-cell>
          <table:table-cell office:value-type="float" office:value="-240" calcext:value-type="float">
            <text:p>-240</text:p>
          </table:table-cell>
          <table:table-cell office:value-type="float" office:value="0" calcext:value-type="float">
            <text:p>0</text:p>
          </table:table-cell>
          <table:table-cell office:value-type="float" office:value="4857.35" calcext:value-type="float">
            <text:p>4857.35</text:p>
          </table:table-cell>
          <table:table-cell office:value-type="float" office:value="-0.00421854" calcext:value-type="float">
            <text:p>-0.00421854</text:p>
          </table:table-cell>
          <table:table-cell office:value-type="float" office:value="0.113988" calcext:value-type="float">
            <text:p>0.113988</text:p>
          </table:table-cell>
          <table:table-cell office:value-type="float" office:value="30.5612" calcext:value-type="float">
            <text:p>30.5612</text:p>
          </table:table-cell>
          <table:table-cell office:value-type="float" office:value="0.310227" calcext:value-type="float">
            <text:p>0.310227</text:p>
          </table:table-cell>
          <table:table-cell office:value-type="float" office:value="0.0805579" calcext:value-type="float">
            <text:p>0.08055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240" calcext:value-type="float">
            <text:p>-240</text:p>
          </table:table-cell>
          <table:table-cell office:value-type="float" office:value="-220" calcext:value-type="float">
            <text:p>-220</text:p>
          </table:table-cell>
          <table:table-cell office:value-type="float" office:value="0" calcext:value-type="float">
            <text:p>0</text:p>
          </table:table-cell>
          <table:table-cell office:value-type="float" office:value="6117.76" calcext:value-type="float">
            <text:p>6117.76</text:p>
          </table:table-cell>
          <table:table-cell office:value-type="float" office:value="-0.00476472" calcext:value-type="float">
            <text:p>-0.00476472</text:p>
          </table:table-cell>
          <table:table-cell office:value-type="float" office:value="0.11522" calcext:value-type="float">
            <text:p>0.11522</text:p>
          </table:table-cell>
          <table:table-cell office:value-type="float" office:value="44.7371" calcext:value-type="float">
            <text:p>44.7371</text:p>
          </table:table-cell>
          <table:table-cell office:value-type="float" office:value="0.274538" calcext:value-type="float">
            <text:p>0.274538</text:p>
          </table:table-cell>
          <table:table-cell office:value-type="float" office:value="0.0816181" calcext:value-type="float">
            <text:p>0.08161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220" calcext:value-type="float">
            <text:p>-22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7481.96" calcext:value-type="float">
            <text:p>7481.96</text:p>
          </table:table-cell>
          <table:table-cell office:value-type="float" office:value="-0.00526699" calcext:value-type="float">
            <text:p>-0.00526699</text:p>
          </table:table-cell>
          <table:table-cell office:value-type="float" office:value="0.115849" calcext:value-type="float">
            <text:p>0.115849</text:p>
          </table:table-cell>
          <table:table-cell office:value-type="float" office:value="64.2473" calcext:value-type="float">
            <text:p>64.2473</text:p>
          </table:table-cell>
          <table:table-cell office:value-type="float" office:value="0.228125" calcext:value-type="float">
            <text:p>0.228125</text:p>
          </table:table-cell>
          <table:table-cell office:value-type="float" office:value="0.0831796" calcext:value-type="float">
            <text:p>0.08317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200" calcext:value-type="float">
            <text:p>-200</text:p>
          </table:table-cell>
          <table:table-cell office:value-type="float" office:value="-180" calcext:value-type="float">
            <text:p>-180</text:p>
          </table:table-cell>
          <table:table-cell office:value-type="float" office:value="0" calcext:value-type="float">
            <text:p>0</text:p>
          </table:table-cell>
          <table:table-cell office:value-type="float" office:value="8988.27" calcext:value-type="float">
            <text:p>8988.27</text:p>
          </table:table-cell>
          <table:table-cell office:value-type="float" office:value="-0.00519617" calcext:value-type="float">
            <text:p>-0.00519617</text:p>
          </table:table-cell>
          <table:table-cell office:value-type="float" office:value="0.115047" calcext:value-type="float">
            <text:p>0.115047</text:p>
          </table:table-cell>
          <table:table-cell office:value-type="float" office:value="90.4684" calcext:value-type="float">
            <text:p>90.4684</text:p>
          </table:table-cell>
          <table:table-cell office:value-type="float" office:value="0.1656" calcext:value-type="float">
            <text:p>0.1656</text:p>
          </table:table-cell>
          <table:table-cell office:value-type="float" office:value="0.0853163" calcext:value-type="float">
            <text:p>0.08531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80" calcext:value-type="float">
            <text:p>-180</text:p>
          </table:table-cell>
          <table:table-cell office:value-type="float" office:value="-160" calcext:value-type="float">
            <text:p>-160</text:p>
          </table:table-cell>
          <table:table-cell office:value-type="float" office:value="0" calcext:value-type="float">
            <text:p>0</text:p>
          </table:table-cell>
          <table:table-cell office:value-type="float" office:value="10226.2" calcext:value-type="float">
            <text:p>10226.2</text:p>
          </table:table-cell>
          <table:table-cell office:value-type="float" office:value="-0.00567455" calcext:value-type="float">
            <text:p>-0.00567455</text:p>
          </table:table-cell>
          <table:table-cell office:value-type="float" office:value="0.114424" calcext:value-type="float">
            <text:p>0.114424</text:p>
          </table:table-cell>
          <table:table-cell office:value-type="float" office:value="124.864" calcext:value-type="float">
            <text:p>124.864</text:p>
          </table:table-cell>
          <table:table-cell office:value-type="float" office:value="0.0808105" calcext:value-type="float">
            <text:p>0.0808105</text:p>
          </table:table-cell>
          <table:table-cell office:value-type="float" office:value="0.0881026" calcext:value-type="float">
            <text:p>0.08810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60" calcext:value-type="float">
            <text:p>-160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 office:value-type="float" office:value="11623.8" calcext:value-type="float">
            <text:p>11623.8</text:p>
          </table:table-cell>
          <table:table-cell office:value-type="float" office:value="-0.00554713" calcext:value-type="float">
            <text:p>-0.00554713</text:p>
          </table:table-cell>
          <table:table-cell office:value-type="float" office:value="0.113906" calcext:value-type="float">
            <text:p>0.113906</text:p>
          </table:table-cell>
          <table:table-cell office:value-type="float" office:value="168.893" calcext:value-type="float">
            <text:p>168.893</text:p>
          </table:table-cell>
          <table:table-cell office:value-type="float" office:value="-0.0333764" calcext:value-type="float">
            <text:p>-0.0333764</text:p>
          </table:table-cell>
          <table:table-cell office:value-type="float" office:value="0.0916126" calcext:value-type="float">
            <text:p>0.09161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40" calcext:value-type="float">
            <text:p>-140</text:p>
          </table:table-cell>
          <table:table-cell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office:value-type="float" office:value="12156.1" calcext:value-type="float">
            <text:p>12156.1</text:p>
          </table:table-cell>
          <table:table-cell office:value-type="float" office:value="-0.0054933" calcext:value-type="float">
            <text:p>-0.0054933</text:p>
          </table:table-cell>
          <table:table-cell office:value-type="float" office:value="0.113974" calcext:value-type="float">
            <text:p>0.113974</text:p>
          </table:table-cell>
          <table:table-cell office:value-type="float" office:value="223.889" calcext:value-type="float">
            <text:p>223.889</text:p>
          </table:table-cell>
          <table:table-cell office:value-type="float" office:value="-0.186519" calcext:value-type="float">
            <text:p>-0.186519</text:p>
          </table:table-cell>
          <table:table-cell office:value-type="float" office:value="0.0959204" calcext:value-type="float">
            <text:p>0.09592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20" calcext:value-type="float">
            <text:p>-120</text:p>
          </table:table-cell>
          <table:table-cell office:value-type="float" office:value="-100" calcext:value-type="float">
            <text:p>-100</text:p>
          </table:table-cell>
          <table:table-cell office:value-type="float" office:value="1" calcext:value-type="float">
            <text:p>1</text:p>
          </table:table-cell>
          <table:table-cell office:value-type="float" office:value="12954.1" calcext:value-type="float">
            <text:p>12954.1</text:p>
          </table:table-cell>
          <table:table-cell office:value-type="float" office:value="0.00444418" calcext:value-type="float">
            <text:p>0.00444418</text:p>
          </table:table-cell>
          <table:table-cell office:value-type="float" office:value="0.106661" calcext:value-type="float">
            <text:p>0.106661</text:p>
          </table:table-cell>
          <table:table-cell office:value-type="float" office:value="290.945" calcext:value-type="float">
            <text:p>290.945</text:p>
          </table:table-cell>
          <table:table-cell office:value-type="float" office:value="-0.394077" calcext:value-type="float">
            <text:p>-0.394077</text:p>
          </table:table-cell>
          <table:table-cell office:value-type="float" office:value="0.1011" calcext:value-type="float">
            <text:p>0.10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-100" calcext:value-type="float">
            <text:p>-100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3018.45" calcext:value-type="float">
            <text:p>3018.45</text:p>
          </table:table-cell>
          <table:table-cell office:value-type="float" office:value="0.00174947" calcext:value-type="float">
            <text:p>0.00174947</text:p>
          </table:table-cell>
          <table:table-cell office:value-type="float" office:value="0.108766" calcext:value-type="float">
            <text:p>0.108766</text:p>
          </table:table-cell>
          <table:table-cell office:value-type="float" office:value="84.8299" calcext:value-type="float">
            <text:p>84.8299</text:p>
          </table:table-cell>
          <table:table-cell office:value-type="float" office:value="-0.563006" calcext:value-type="float">
            <text:p>-0.563006</text:p>
          </table:table-cell>
          <table:table-cell office:value-type="float" office:value="0.104813" calcext:value-type="float">
            <text:p>0.1048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-95" calcext:value-type="float">
            <text:p>-95</text:p>
          </table:table-cell>
          <table:table-cell office:value-type="float" office:value="-90" calcext:value-type="float">
            <text:p>-90</text:p>
          </table:table-cell>
          <table:table-cell office:value-type="float" office:value="1" calcext:value-type="float">
            <text:p>1</text:p>
          </table:table-cell>
          <table:table-cell office:value-type="float" office:value="2870.49" calcext:value-type="float">
            <text:p>2870.49</text:p>
          </table:table-cell>
          <table:table-cell office:value-type="float" office:value="0.000538114" calcext:value-type="float">
            <text:p>0.000538114</text:p>
          </table:table-cell>
          <table:table-cell office:value-type="float" office:value="0.109621" calcext:value-type="float">
            <text:p>0.109621</text:p>
          </table:table-cell>
          <table:table-cell office:value-type="float" office:value="90.0231" calcext:value-type="float">
            <text:p>90.0231</text:p>
          </table:table-cell>
          <table:table-cell office:value-type="float" office:value="-0.641735" calcext:value-type="float">
            <text:p>-0.641735</text:p>
          </table:table-cell>
          <table:table-cell office:value-type="float" office:value="0.106406" calcext:value-type="float">
            <text:p>0.106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1" calcext:value-type="float">
            <text:p>1</text:p>
          </table:table-cell>
          <table:table-cell office:value-type="float" office:value="2621.79" calcext:value-type="float">
            <text:p>2621.79</text:p>
          </table:table-cell>
          <table:table-cell office:value-type="float" office:value="-0.0023042" calcext:value-type="float">
            <text:p>-0.0023042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95.4206" calcext:value-type="float">
            <text:p>95.4206</text:p>
          </table:table-cell>
          <table:table-cell office:value-type="float" office:value="-0.728104" calcext:value-type="float">
            <text:p>-0.728104</text:p>
          </table:table-cell>
          <table:table-cell office:value-type="float" office:value="0.108062" calcext:value-type="float">
            <text:p>0.1080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float" office:value="2408" calcext:value-type="float">
            <text:p>2408</text:p>
          </table:table-cell>
          <table:table-cell office:value-type="float" office:value="-0.000635077" calcext:value-type="float">
            <text:p>-0.000635077</text:p>
          </table:table-cell>
          <table:table-cell office:value-type="float" office:value="0.109101" calcext:value-type="float">
            <text:p>0.109101</text:p>
          </table:table-cell>
          <table:table-cell office:value-type="float" office:value="109.6" calcext:value-type="float">
            <text:p>109.6</text:p>
          </table:table-cell>
          <table:table-cell office:value-type="float" office:value="-0.751957" calcext:value-type="float">
            <text:p>-0.751957</text:p>
          </table:table-cell>
          <table:table-cell office:value-type="float" office:value="0.118427" calcext:value-type="float">
            <text:p>0.118427</text:p>
          </table:table-cell>
          <table:table-cell office:value-type="float" office:value="97.7224" calcext:value-type="float">
            <text:p>97.7224</text:p>
          </table:table-cell>
          <table:table-cell office:value-type="float" office:value="-0.337494" calcext:value-type="float">
            <text:p>-0.337494</text:p>
          </table:table-cell>
          <table:table-cell office:value-type="float" office:value="0.107511" calcext:value-type="float">
            <text:p>0.1075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2" calcext:value-type="float">
            <text:p>2</text:p>
          </table:table-cell>
          <table:table-cell office:value-type="float" office:value="839.856" calcext:value-type="float">
            <text:p>839.856</text:p>
          </table:table-cell>
          <table:table-cell office:value-type="float" office:value="-0.00523532" calcext:value-type="float">
            <text:p>-0.00523532</text:p>
          </table:table-cell>
          <table:table-cell office:value-type="float" office:value="0.111691" calcext:value-type="float">
            <text:p>0.111691</text:p>
          </table:table-cell>
          <table:table-cell office:value-type="float" office:value="47.313" calcext:value-type="float">
            <text:p>47.313</text:p>
          </table:table-cell>
          <table:table-cell office:value-type="float" office:value="-0.836621" calcext:value-type="float">
            <text:p>-0.836621</text:p>
          </table:table-cell>
          <table:table-cell office:value-type="float" office:value="0.108205" calcext:value-type="float">
            <text:p>0.108205</text:p>
          </table:table-cell>
          <table:table-cell office:value-type="float" office:value="21.7198" calcext:value-type="float">
            <text:p>21.7198</text:p>
          </table:table-cell>
          <table:table-cell office:value-type="float" office:value="-0.375386" calcext:value-type="float">
            <text:p>-0.375386</text:p>
          </table:table-cell>
          <table:table-cell office:value-type="float" office:value="0.107497" calcext:value-type="float">
            <text:p>0.1074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2" calcext:value-type="float">
            <text:p>2</text:p>
          </table:table-cell>
          <table:table-cell office:value-type="float" office:value="808.558" calcext:value-type="float">
            <text:p>808.558</text:p>
          </table:table-cell>
          <table:table-cell office:value-type="float" office:value="-0.0011377" calcext:value-type="float">
            <text:p>-0.0011377</text:p>
          </table:table-cell>
          <table:table-cell office:value-type="float" office:value="0.114174" calcext:value-type="float">
            <text:p>0.114174</text:p>
          </table:table-cell>
          <table:table-cell office:value-type="float" office:value="50.1228" calcext:value-type="float">
            <text:p>50.1228</text:p>
          </table:table-cell>
          <table:table-cell office:value-type="float" office:value="-0.8658" calcext:value-type="float">
            <text:p>-0.8658</text:p>
          </table:table-cell>
          <table:table-cell office:value-type="float" office:value="0.115659" calcext:value-type="float">
            <text:p>0.115659</text:p>
          </table:table-cell>
          <table:table-cell office:value-type="float" office:value="26.9433" calcext:value-type="float">
            <text:p>26.9433</text:p>
          </table:table-cell>
          <table:table-cell office:value-type="float" office:value="-0.37609" calcext:value-type="float">
            <text:p>-0.37609</text:p>
          </table:table-cell>
          <table:table-cell office:value-type="float" office:value="0.124292" calcext:value-type="float">
            <text:p>0.1242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2" calcext:value-type="float">
            <text:p>2</text:p>
          </table:table-cell>
          <table:table-cell office:value-type="float" office:value="715.846" calcext:value-type="float">
            <text:p>715.846</text:p>
          </table:table-cell>
          <table:table-cell office:value-type="float" office:value="0.00396571" calcext:value-type="float">
            <text:p>0.00396571</text:p>
          </table:table-cell>
          <table:table-cell office:value-type="float" office:value="0.109662" calcext:value-type="float">
            <text:p>0.109662</text:p>
          </table:table-cell>
          <table:table-cell office:value-type="float" office:value="58.7314" calcext:value-type="float">
            <text:p>58.7314</text:p>
          </table:table-cell>
          <table:table-cell office:value-type="float" office:value="-0.927594" calcext:value-type="float">
            <text:p>-0.927594</text:p>
          </table:table-cell>
          <table:table-cell office:value-type="float" office:value="0.108244" calcext:value-type="float">
            <text:p>0.108244</text:p>
          </table:table-cell>
          <table:table-cell office:value-type="float" office:value="47.3031" calcext:value-type="float">
            <text:p>47.3031</text:p>
          </table:table-cell>
          <table:table-cell office:value-type="float" office:value="-0.14082" calcext:value-type="float">
            <text:p>-0.14082</text:p>
          </table:table-cell>
          <table:table-cell office:value-type="float" office:value="0.23999" calcext:value-type="float">
            <text:p>0.239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2" calcext:value-type="float">
            <text:p>2</text:p>
          </table:table-cell>
          <table:table-cell office:value-type="float" office:value="706.647" calcext:value-type="float">
            <text:p>706.647</text:p>
          </table:table-cell>
          <table:table-cell office:value-type="float" office:value="0.00402901" calcext:value-type="float">
            <text:p>0.00402901</text:p>
          </table:table-cell>
          <table:table-cell office:value-type="float" office:value="0.106058" calcext:value-type="float">
            <text:p>0.106058</text:p>
          </table:table-cell>
          <table:table-cell office:value-type="float" office:value="50.6599" calcext:value-type="float">
            <text:p>50.6599</text:p>
          </table:table-cell>
          <table:table-cell office:value-type="float" office:value="-0.985453" calcext:value-type="float">
            <text:p>-0.985453</text:p>
          </table:table-cell>
          <table:table-cell office:value-type="float" office:value="0.113851" calcext:value-type="float">
            <text:p>0.113851</text:p>
          </table:table-cell>
          <table:table-cell office:value-type="float" office:value="32.8643" calcext:value-type="float">
            <text:p>32.8643</text:p>
          </table:table-cell>
          <table:table-cell office:value-type="float" office:value="-0.151276" calcext:value-type="float">
            <text:p>-0.151276</text:p>
          </table:table-cell>
          <table:table-cell office:value-type="float" office:value="0.288113" calcext:value-type="float">
            <text:p>0.2881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2" calcext:value-type="float">
            <text:p>2</text:p>
          </table:table-cell>
          <table:table-cell office:value-type="float" office:value="649.87" calcext:value-type="float">
            <text:p>649.87</text:p>
          </table:table-cell>
          <table:table-cell office:value-type="float" office:value="0.00577253" calcext:value-type="float">
            <text:p>0.00577253</text:p>
          </table:table-cell>
          <table:table-cell office:value-type="float" office:value="0.107326" calcext:value-type="float">
            <text:p>0.107326</text:p>
          </table:table-cell>
          <table:table-cell office:value-type="float" office:value="48.2273" calcext:value-type="float">
            <text:p>48.2273</text:p>
          </table:table-cell>
          <table:table-cell office:value-type="float" office:value="-1.02827" calcext:value-type="float">
            <text:p>-1.02827</text:p>
          </table:table-cell>
          <table:table-cell office:value-type="float" office:value="0.115027" calcext:value-type="float">
            <text:p>0.115027</text:p>
          </table:table-cell>
          <table:table-cell office:value-type="float" office:value="40.27" calcext:value-type="float">
            <text:p>40.27</text:p>
          </table:table-cell>
          <table:table-cell office:value-type="float" office:value="-0.123026" calcext:value-type="float">
            <text:p>-0.123026</text:p>
          </table:table-cell>
          <table:table-cell office:value-type="float" office:value="0.254859" calcext:value-type="float">
            <text:p>0.2548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2" calcext:value-type="float">
            <text:p>2</text:p>
          </table:table-cell>
          <table:table-cell office:value-type="float" office:value="637.556" calcext:value-type="float">
            <text:p>637.556</text:p>
          </table:table-cell>
          <table:table-cell office:value-type="float" office:value="0.00183432" calcext:value-type="float">
            <text:p>0.00183432</text:p>
          </table:table-cell>
          <table:table-cell office:value-type="float" office:value="0.103917" calcext:value-type="float">
            <text:p>0.103917</text:p>
          </table:table-cell>
          <table:table-cell office:value-type="float" office:value="51.5997" calcext:value-type="float">
            <text:p>51.5997</text:p>
          </table:table-cell>
          <table:table-cell office:value-type="float" office:value="-1.07683" calcext:value-type="float">
            <text:p>-1.07683</text:p>
          </table:table-cell>
          <table:table-cell office:value-type="float" office:value="0.103345" calcext:value-type="float">
            <text:p>0.103345</text:p>
          </table:table-cell>
          <table:table-cell office:value-type="float" office:value="34.1931" calcext:value-type="float">
            <text:p>34.1931</text:p>
          </table:table-cell>
          <table:table-cell office:value-type="float" office:value="-0.152886" calcext:value-type="float">
            <text:p>-0.152886</text:p>
          </table:table-cell>
          <table:table-cell office:value-type="float" office:value="0.26498" calcext:value-type="float">
            <text:p>0.264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2" calcext:value-type="float">
            <text:p>2</text:p>
          </table:table-cell>
          <table:table-cell office:value-type="float" office:value="555.154" calcext:value-type="float">
            <text:p>555.154</text:p>
          </table:table-cell>
          <table:table-cell office:value-type="float" office:value="0.00265612" calcext:value-type="float">
            <text:p>0.00265612</text:p>
          </table:table-cell>
          <table:table-cell office:value-type="float" office:value="0.106789" calcext:value-type="float">
            <text:p>0.106789</text:p>
          </table:table-cell>
          <table:table-cell office:value-type="float" office:value="54.7679" calcext:value-type="float">
            <text:p>54.7679</text:p>
          </table:table-cell>
          <table:table-cell office:value-type="float" office:value="-1.12118" calcext:value-type="float">
            <text:p>-1.12118</text:p>
          </table:table-cell>
          <table:table-cell office:value-type="float" office:value="0.101582" calcext:value-type="float">
            <text:p>0.101582</text:p>
          </table:table-cell>
          <table:table-cell office:value-type="float" office:value="29.6876" calcext:value-type="float">
            <text:p>29.6876</text:p>
          </table:table-cell>
          <table:table-cell office:value-type="float" office:value="-0.166185" calcext:value-type="float">
            <text:p>-0.166185</text:p>
          </table:table-cell>
          <table:table-cell office:value-type="float" office:value="0.259744" calcext:value-type="float">
            <text:p>0.2597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2" calcext:value-type="float">
            <text:p>2</text:p>
          </table:table-cell>
          <table:table-cell office:value-type="float" office:value="515.34" calcext:value-type="float">
            <text:p>515.34</text:p>
          </table:table-cell>
          <table:table-cell office:value-type="float" office:value="0.00882692" calcext:value-type="float">
            <text:p>0.00882692</text:p>
          </table:table-cell>
          <table:table-cell office:value-type="float" office:value="0.107651" calcext:value-type="float">
            <text:p>0.107651</text:p>
          </table:table-cell>
          <table:table-cell office:value-type="float" office:value="47.93" calcext:value-type="float">
            <text:p>47.93</text:p>
          </table:table-cell>
          <table:table-cell office:value-type="float" office:value="-1.17126" calcext:value-type="float">
            <text:p>-1.17126</text:p>
          </table:table-cell>
          <table:table-cell office:value-type="float" office:value="0.114188" calcext:value-type="float">
            <text:p>0.114188</text:p>
          </table:table-cell>
          <table:table-cell office:value-type="float" office:value="26.3285" calcext:value-type="float">
            <text:p>26.3285</text:p>
          </table:table-cell>
          <table:table-cell office:value-type="float" office:value="-0.203832" calcext:value-type="float">
            <text:p>-0.203832</text:p>
          </table:table-cell>
          <table:table-cell office:value-type="float" office:value="0.23861" calcext:value-type="float">
            <text:p>0.238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2" calcext:value-type="float">
            <text:p>2</text:p>
          </table:table-cell>
          <table:table-cell office:value-type="float" office:value="422.116" calcext:value-type="float">
            <text:p>422.116</text:p>
          </table:table-cell>
          <table:table-cell office:value-type="float" office:value="0.0030461" calcext:value-type="float">
            <text:p>0.0030461</text:p>
          </table:table-cell>
          <table:table-cell office:value-type="float" office:value="0.115641" calcext:value-type="float">
            <text:p>0.115641</text:p>
          </table:table-cell>
          <table:table-cell office:value-type="float" office:value="55.5159" calcext:value-type="float">
            <text:p>55.5159</text:p>
          </table:table-cell>
          <table:table-cell office:value-type="float" office:value="-1.24021" calcext:value-type="float">
            <text:p>-1.24021</text:p>
          </table:table-cell>
          <table:table-cell office:value-type="float" office:value="0.109406" calcext:value-type="float">
            <text:p>0.109406</text:p>
          </table:table-cell>
          <table:table-cell office:value-type="float" office:value="21.7709" calcext:value-type="float">
            <text:p>21.7709</text:p>
          </table:table-cell>
          <table:table-cell office:value-type="float" office:value="-0.12386" calcext:value-type="float">
            <text:p>-0.12386</text:p>
          </table:table-cell>
          <table:table-cell office:value-type="float" office:value="0.295331" calcext:value-type="float">
            <text:p>0.2953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2" calcext:value-type="float">
            <text:p>2</text:p>
          </table:table-cell>
          <table:table-cell office:value-type="float" office:value="399.995" calcext:value-type="float">
            <text:p>399.995</text:p>
          </table:table-cell>
          <table:table-cell office:value-type="float" office:value="0.00652613" calcext:value-type="float">
            <text:p>0.00652613</text:p>
          </table:table-cell>
          <table:table-cell office:value-type="float" office:value="0.111844" calcext:value-type="float">
            <text:p>0.111844</text:p>
          </table:table-cell>
          <table:table-cell office:value-type="float" office:value="54.5197" calcext:value-type="float">
            <text:p>54.5197</text:p>
          </table:table-cell>
          <table:table-cell office:value-type="float" office:value="-1.28989" calcext:value-type="float">
            <text:p>-1.28989</text:p>
          </table:table-cell>
          <table:table-cell office:value-type="float" office:value="0.116673" calcext:value-type="float">
            <text:p>0.116673</text:p>
          </table:table-cell>
          <table:table-cell office:value-type="float" office:value="19.6282" calcext:value-type="float">
            <text:p>19.6282</text:p>
          </table:table-cell>
          <table:table-cell office:value-type="float" office:value="-0.158039" calcext:value-type="float">
            <text:p>-0.158039</text:p>
          </table:table-cell>
          <table:table-cell office:value-type="float" office:value="0.305091" calcext:value-type="float">
            <text:p>0.3050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office:value-type="float" office:value="2" calcext:value-type="float">
            <text:p>2</text:p>
          </table:table-cell>
          <table:table-cell office:value-type="float" office:value="371.782" calcext:value-type="float">
            <text:p>371.782</text:p>
          </table:table-cell>
          <table:table-cell office:value-type="float" office:value="0.00802404" calcext:value-type="float">
            <text:p>0.00802404</text:p>
          </table:table-cell>
          <table:table-cell office:value-type="float" office:value="0.1125" calcext:value-type="float">
            <text:p>0.1125</text:p>
          </table:table-cell>
          <table:table-cell office:value-type="float" office:value="51.1078" calcext:value-type="float">
            <text:p>51.1078</text:p>
          </table:table-cell>
          <table:table-cell office:value-type="float" office:value="-1.34924" calcext:value-type="float">
            <text:p>-1.34924</text:p>
          </table:table-cell>
          <table:table-cell office:value-type="float" office:value="0.121011" calcext:value-type="float">
            <text:p>0.121011</text:p>
          </table:table-cell>
          <table:table-cell office:value-type="float" office:value="14.0983" calcext:value-type="float">
            <text:p>14.0983</text:p>
          </table:table-cell>
          <table:table-cell office:value-type="float" office:value="-0.18523" calcext:value-type="float">
            <text:p>-0.18523</text:p>
          </table:table-cell>
          <table:table-cell office:value-type="float" office:value="0.331983" calcext:value-type="float">
            <text:p>0.3319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58" calcext:value-type="float">
            <text:p>-58</text:p>
          </table:table-cell>
          <table:table-cell office:value-type="float" office:value="-56" calcext:value-type="float">
            <text:p>-56</text:p>
          </table:table-cell>
          <table:table-cell office:value-type="float" office:value="2" calcext:value-type="float">
            <text:p>2</text:p>
          </table:table-cell>
          <table:table-cell office:value-type="float" office:value="328.29" calcext:value-type="float">
            <text:p>328.29</text:p>
          </table:table-cell>
          <table:table-cell office:value-type="float" office:value="0.00368417" calcext:value-type="float">
            <text:p>0.00368417</text:p>
          </table:table-cell>
          <table:table-cell office:value-type="float" office:value="0.112205" calcext:value-type="float">
            <text:p>0.112205</text:p>
          </table:table-cell>
          <table:table-cell office:value-type="float" office:value="54.8116" calcext:value-type="float">
            <text:p>54.8116</text:p>
          </table:table-cell>
          <table:table-cell office:value-type="float" office:value="-1.41618" calcext:value-type="float">
            <text:p>-1.41618</text:p>
          </table:table-cell>
          <table:table-cell office:value-type="float" office:value="0.12135" calcext:value-type="float">
            <text:p>0.12135</text:p>
          </table:table-cell>
          <table:table-cell office:value-type="float" office:value="11.1138" calcext:value-type="float">
            <text:p>11.1138</text:p>
          </table:table-cell>
          <table:table-cell office:value-type="float" office:value="-0.163894" calcext:value-type="float">
            <text:p>-0.163894</text:p>
          </table:table-cell>
          <table:table-cell office:value-type="float" office:value="0.34889" calcext:value-type="float">
            <text:p>0.348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56" calcext:value-type="float">
            <text:p>-56</text:p>
          </table:table-cell>
          <table:table-cell office:value-type="float" office:value="-54" calcext:value-type="float">
            <text:p>-54</text:p>
          </table:table-cell>
          <table:table-cell office:value-type="float" office:value="2" calcext:value-type="float">
            <text:p>2</text:p>
          </table:table-cell>
          <table:table-cell office:value-type="float" office:value="261.259" calcext:value-type="float">
            <text:p>261.259</text:p>
          </table:table-cell>
          <table:table-cell office:value-type="float" office:value="0.00696004" calcext:value-type="float">
            <text:p>0.00696004</text:p>
          </table:table-cell>
          <table:table-cell office:value-type="float" office:value="0.11817" calcext:value-type="float">
            <text:p>0.11817</text:p>
          </table:table-cell>
          <table:table-cell office:value-type="float" office:value="51.6441" calcext:value-type="float">
            <text:p>51.6441</text:p>
          </table:table-cell>
          <table:table-cell office:value-type="float" office:value="-1.47527" calcext:value-type="float">
            <text:p>-1.47527</text:p>
          </table:table-cell>
          <table:table-cell office:value-type="float" office:value="0.124443" calcext:value-type="float">
            <text:p>0.124443</text:p>
          </table:table-cell>
          <table:table-cell office:value-type="float" office:value="13.8997" calcext:value-type="float">
            <text:p>13.8997</text:p>
          </table:table-cell>
          <table:table-cell office:value-type="float" office:value="-0.205452" calcext:value-type="float">
            <text:p>-0.205452</text:p>
          </table:table-cell>
          <table:table-cell office:value-type="float" office:value="0.286372" calcext:value-type="float">
            <text:p>0.2863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office:value-type="float" office:value="2" calcext:value-type="float">
            <text:p>2</text:p>
          </table:table-cell>
          <table:table-cell office:value-type="float" office:value="271.647" calcext:value-type="float">
            <text:p>271.647</text:p>
          </table:table-cell>
          <table:table-cell office:value-type="float" office:value="0.00874714" calcext:value-type="float">
            <text:p>0.00874714</text:p>
          </table:table-cell>
          <table:table-cell office:value-type="float" office:value="0.115371" calcext:value-type="float">
            <text:p>0.115371</text:p>
          </table:table-cell>
          <table:table-cell office:value-type="float" office:value="65.7363" calcext:value-type="float">
            <text:p>65.7363</text:p>
          </table:table-cell>
          <table:table-cell office:value-type="float" office:value="-1.56907" calcext:value-type="float">
            <text:p>-1.56907</text:p>
          </table:table-cell>
          <table:table-cell office:value-type="float" office:value="0.110049" calcext:value-type="float">
            <text:p>0.110049</text:p>
          </table:table-cell>
          <table:table-cell office:value-type="float" office:value="4.02889" calcext:value-type="float">
            <text:p>4.02889</text:p>
          </table:table-cell>
          <table:table-cell office:value-type="float" office:value="-0.44711" calcext:value-type="float">
            <text:p>-0.44711</text:p>
          </table:table-cell>
          <table:table-cell office:value-type="float" office:value="0.382223" calcext:value-type="float">
            <text:p>0.3822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52" calcext:value-type="float">
            <text:p>-52</text:p>
          </table:table-cell>
          <table:table-cell office:value-type="float" office:value="-50" calcext:value-type="float">
            <text:p>-50</text:p>
          </table:table-cell>
          <table:table-cell office:value-type="float" office:value="2" calcext:value-type="float">
            <text:p>2</text:p>
          </table:table-cell>
          <table:table-cell office:value-type="float" office:value="235.237" calcext:value-type="float">
            <text:p>235.237</text:p>
          </table:table-cell>
          <table:table-cell office:value-type="float" office:value="0.0108297" calcext:value-type="float">
            <text:p>0.0108297</text:p>
          </table:table-cell>
          <table:table-cell office:value-type="float" office:value="0.11477" calcext:value-type="float">
            <text:p>0.11477</text:p>
          </table:table-cell>
          <table:table-cell office:value-type="float" office:value="48.4882" calcext:value-type="float">
            <text:p>48.4882</text:p>
          </table:table-cell>
          <table:table-cell office:value-type="float" office:value="-1.64395" calcext:value-type="float">
            <text:p>-1.64395</text:p>
          </table:table-cell>
          <table:table-cell office:value-type="float" office:value="0.119059" calcext:value-type="float">
            <text:p>0.119059</text:p>
          </table:table-cell>
          <table:table-cell office:value-type="float" office:value="8.82451" calcext:value-type="float">
            <text:p>8.82451</text:p>
          </table:table-cell>
          <table:table-cell office:value-type="float" office:value="-0.231893" calcext:value-type="float">
            <text:p>-0.231893</text:p>
          </table:table-cell>
          <table:table-cell office:value-type="float" office:value="0.348706" calcext:value-type="float">
            <text:p>0.3487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2" calcext:value-type="float">
            <text:p>2</text:p>
          </table:table-cell>
          <table:table-cell office:value-type="float" office:value="195.202" calcext:value-type="float">
            <text:p>195.202</text:p>
          </table:table-cell>
          <table:table-cell office:value-type="float" office:value="0.0107623" calcext:value-type="float">
            <text:p>0.0107623</text:p>
          </table:table-cell>
          <table:table-cell office:value-type="float" office:value="0.129489" calcext:value-type="float">
            <text:p>0.129489</text:p>
          </table:table-cell>
          <table:table-cell office:value-type="float" office:value="52.3205" calcext:value-type="float">
            <text:p>52.3205</text:p>
          </table:table-cell>
          <table:table-cell office:value-type="float" office:value="-1.71523" calcext:value-type="float">
            <text:p>-1.71523</text:p>
          </table:table-cell>
          <table:table-cell office:value-type="float" office:value="0.121776" calcext:value-type="float">
            <text:p>0.121776</text:p>
          </table:table-cell>
          <table:table-cell office:value-type="float" office:value="4.18199" calcext:value-type="float">
            <text:p>4.18199</text:p>
          </table:table-cell>
          <table:table-cell office:value-type="float" office:value="-0.434129" calcext:value-type="float">
            <text:p>-0.434129</text:p>
          </table:table-cell>
          <table:table-cell office:value-type="float" office:value="0.350613" calcext:value-type="float">
            <text:p>0.3506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48" calcext:value-type="float">
            <text:p>-48</text:p>
          </table:table-cell>
          <table:table-cell office:value-type="float" office:value="-46" calcext:value-type="float">
            <text:p>-46</text:p>
          </table:table-cell>
          <table:table-cell office:value-type="float" office:value="2" calcext:value-type="float">
            <text:p>2</text:p>
          </table:table-cell>
          <table:table-cell office:value-type="float" office:value="186.754" calcext:value-type="float">
            <text:p>186.754</text:p>
          </table:table-cell>
          <table:table-cell office:value-type="float" office:value="0.0160354" calcext:value-type="float">
            <text:p>0.0160354</text:p>
          </table:table-cell>
          <table:table-cell office:value-type="float" office:value="0.117046" calcext:value-type="float">
            <text:p>0.117046</text:p>
          </table:table-cell>
          <table:table-cell office:value-type="float" office:value="54.3658" calcext:value-type="float">
            <text:p>54.3658</text:p>
          </table:table-cell>
          <table:table-cell office:value-type="float" office:value="-1.82404" calcext:value-type="float">
            <text:p>-1.82404</text:p>
          </table:table-cell>
          <table:table-cell office:value-type="float" office:value="0.120496" calcext:value-type="float">
            <text:p>0.120496</text:p>
          </table:table-cell>
          <table:table-cell office:value-type="float" office:value="4.2876" calcext:value-type="float">
            <text:p>4.2876</text:p>
          </table:table-cell>
          <table:table-cell office:value-type="float" office:value="-0.378742" calcext:value-type="float">
            <text:p>-0.378742</text:p>
          </table:table-cell>
          <table:table-cell office:value-type="float" office:value="0.444153" calcext:value-type="float">
            <text:p>0.4441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46" calcext:value-type="float">
            <text:p>-46</text:p>
          </table:table-cell>
          <table:table-cell office:value-type="float" office:value="-44" calcext:value-type="float">
            <text:p>-44</text:p>
          </table:table-cell>
          <table:table-cell office:value-type="float" office:value="2" calcext:value-type="float">
            <text:p>2</text:p>
          </table:table-cell>
          <table:table-cell office:value-type="float" office:value="150.723" calcext:value-type="float">
            <text:p>150.723</text:p>
          </table:table-cell>
          <table:table-cell office:value-type="float" office:value="0.015417" calcext:value-type="float">
            <text:p>0.015417</text:p>
          </table:table-cell>
          <table:table-cell office:value-type="float" office:value="0.10538" calcext:value-type="float">
            <text:p>0.10538</text:p>
          </table:table-cell>
          <table:table-cell office:value-type="float" office:value="42.2049" calcext:value-type="float">
            <text:p>42.2049</text:p>
          </table:table-cell>
          <table:table-cell office:value-type="float" office:value="-1.89584" calcext:value-type="float">
            <text:p>-1.89584</text:p>
          </table:table-cell>
          <table:table-cell office:value-type="float" office:value="0.130864" calcext:value-type="float">
            <text:p>0.130864</text:p>
          </table:table-cell>
          <table:table-cell office:value-type="float" office:value="9.20093" calcext:value-type="float">
            <text:p>9.20093</text:p>
          </table:table-cell>
          <table:table-cell office:value-type="float" office:value="-0.180611" calcext:value-type="float">
            <text:p>-0.180611</text:p>
          </table:table-cell>
          <table:table-cell office:value-type="float" office:value="0.236811" calcext:value-type="float">
            <text:p>0.2368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44" calcext:value-type="float">
            <text:p>-44</text:p>
          </table:table-cell>
          <table:table-cell office:value-type="float" office:value="-42" calcext:value-type="float">
            <text:p>-42</text:p>
          </table:table-cell>
          <table:table-cell office:value-type="float" office:value="2" calcext:value-type="float">
            <text:p>2</text:p>
          </table:table-cell>
          <table:table-cell office:value-type="float" office:value="121.594" calcext:value-type="float">
            <text:p>121.594</text:p>
          </table:table-cell>
          <table:table-cell office:value-type="float" office:value="0.00904138" calcext:value-type="float">
            <text:p>0.00904138</text:p>
          </table:table-cell>
          <table:table-cell office:value-type="float" office:value="0.108495" calcext:value-type="float">
            <text:p>0.108495</text:p>
          </table:table-cell>
          <table:table-cell office:value-type="float" office:value="50.7663" calcext:value-type="float">
            <text:p>50.7663</text:p>
          </table:table-cell>
          <table:table-cell office:value-type="float" office:value="-2.00593" calcext:value-type="float">
            <text:p>-2.00593</text:p>
          </table:table-cell>
          <table:table-cell office:value-type="float" office:value="0.13393" calcext:value-type="float">
            <text:p>0.13393</text:p>
          </table:table-cell>
          <table:table-cell office:value-type="float" office:value="20.5231" calcext:value-type="float">
            <text:p>20.5231</text:p>
          </table:table-cell>
          <table:table-cell office:value-type="float" office:value="-0.0309052" calcext:value-type="float">
            <text:p>-0.0309052</text:p>
          </table:table-cell>
          <table:table-cell office:value-type="float" office:value="0.248256" calcext:value-type="float">
            <text:p>0.2482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2" calcext:value-type="float">
            <text:p>2</text:p>
          </table:table-cell>
          <table:table-cell office:value-type="float" office:value="115.503" calcext:value-type="float">
            <text:p>115.503</text:p>
          </table:table-cell>
          <table:table-cell office:value-type="float" office:value="0.0112669" calcext:value-type="float">
            <text:p>0.0112669</text:p>
          </table:table-cell>
          <table:table-cell office:value-type="float" office:value="0.121428" calcext:value-type="float">
            <text:p>0.121428</text:p>
          </table:table-cell>
          <table:table-cell office:value-type="float" office:value="54.8646" calcext:value-type="float">
            <text:p>54.8646</text:p>
          </table:table-cell>
          <table:table-cell office:value-type="float" office:value="-2.08285" calcext:value-type="float">
            <text:p>-2.08285</text:p>
          </table:table-cell>
          <table:table-cell office:value-type="float" office:value="0.121754" calcext:value-type="float">
            <text:p>0.121754</text:p>
          </table:table-cell>
          <table:table-cell office:value-type="float" office:value="4.82855" calcext:value-type="float">
            <text:p>4.82855</text:p>
          </table:table-cell>
          <table:table-cell office:value-type="float" office:value="-0.238918" calcext:value-type="float">
            <text:p>-0.238918</text:p>
          </table:table-cell>
          <table:table-cell office:value-type="float" office:value="0.327373" calcext:value-type="float">
            <text:p>0.3273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40" calcext:value-type="float">
            <text:p>-40</text:p>
          </table:table-cell>
          <table:table-cell office:value-type="float" office:value="-38" calcext:value-type="float">
            <text:p>-38</text:p>
          </table:table-cell>
          <table:table-cell office:value-type="float" office:value="2" calcext:value-type="float">
            <text:p>2</text:p>
          </table:table-cell>
          <table:table-cell office:value-type="float" office:value="87.0287" calcext:value-type="float">
            <text:p>87.0287</text:p>
          </table:table-cell>
          <table:table-cell office:value-type="float" office:value="0.0156278" calcext:value-type="float">
            <text:p>0.0156278</text:p>
          </table:table-cell>
          <table:table-cell office:value-type="float" office:value="0.120378" calcext:value-type="float">
            <text:p>0.120378</text:p>
          </table:table-cell>
          <table:table-cell office:value-type="float" office:value="48.6362" calcext:value-type="float">
            <text:p>48.6362</text:p>
          </table:table-cell>
          <table:table-cell office:value-type="float" office:value="-2.21925" calcext:value-type="float">
            <text:p>-2.21925</text:p>
          </table:table-cell>
          <table:table-cell office:value-type="float" office:value="0.108165" calcext:value-type="float">
            <text:p>0.108165</text:p>
          </table:table-cell>
          <table:table-cell office:value-type="float" office:value="2.49024" calcext:value-type="float">
            <text:p>2.49024</text:p>
          </table:table-cell>
          <table:table-cell office:value-type="float" office:value="-0.345908" calcext:value-type="float">
            <text:p>-0.345908</text:p>
          </table:table-cell>
          <table:table-cell office:value-type="float" office:value="0.331546" calcext:value-type="float">
            <text:p>0.3315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38" calcext:value-type="float">
            <text:p>-38</text:p>
          </table:table-cell>
          <table:table-cell office:value-type="float" office:value="-36" calcext:value-type="float">
            <text:p>-36</text:p>
          </table:table-cell>
          <table:table-cell office:value-type="float" office:value="1" calcext:value-type="float">
            <text:p>1</text:p>
          </table:table-cell>
          <table:table-cell office:value-type="float" office:value="54.7447" calcext:value-type="float">
            <text:p>54.7447</text:p>
          </table:table-cell>
          <table:table-cell office:value-type="float" office:value="0.0200956" calcext:value-type="float">
            <text:p>0.0200956</text:p>
          </table:table-cell>
          <table:table-cell office:value-type="float" office:value="0.160952" calcext:value-type="float">
            <text:p>0.160952</text:p>
          </table:table-cell>
          <table:table-cell office:value-type="float" office:value="29.0204" calcext:value-type="float">
            <text:p>29.0204</text:p>
          </table:table-cell>
          <table:table-cell office:value-type="float" office:value="-2.34012" calcext:value-type="float">
            <text:p>-2.34012</text:p>
          </table:table-cell>
          <table:table-cell office:value-type="float" office:value="0.136354" calcext:value-type="float">
            <text:p>0.1363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36" calcext:value-type="float">
            <text:p>-36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33.4901" calcext:value-type="float">
            <text:p>33.4901</text:p>
          </table:table-cell>
          <table:table-cell office:value-type="float" office:value="0.0333518" calcext:value-type="float">
            <text:p>0.0333518</text:p>
          </table:table-cell>
          <table:table-cell office:value-type="float" office:value="0.171637" calcext:value-type="float">
            <text:p>0.171637</text:p>
          </table:table-cell>
          <table:table-cell office:value-type="float" office:value="23.9953" calcext:value-type="float">
            <text:p>23.9953</text:p>
          </table:table-cell>
          <table:table-cell office:value-type="float" office:value="-2.42333" calcext:value-type="float">
            <text:p>-2.42333</text:p>
          </table:table-cell>
          <table:table-cell office:value-type="float" office:value="0.141397" calcext:value-type="float">
            <text:p>0.1413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4" calcext:value-type="float">
            <text:p>-34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float" office:value="24.8884" calcext:value-type="float">
            <text:p>24.8884</text:p>
          </table:table-cell>
          <table:table-cell office:value-type="float" office:value="0.0482975" calcext:value-type="float">
            <text:p>0.0482975</text:p>
          </table:table-cell>
          <table:table-cell office:value-type="float" office:value="0.181421" calcext:value-type="float">
            <text:p>0.181421</text:p>
          </table:table-cell>
          <table:table-cell office:value-type="float" office:value="16.8201" calcext:value-type="float">
            <text:p>16.8201</text:p>
          </table:table-cell>
          <table:table-cell office:value-type="float" office:value="-2.59596" calcext:value-type="float">
            <text:p>-2.59596</text:p>
          </table:table-cell>
          <table:table-cell office:value-type="float" office:value="0.135895" calcext:value-type="float">
            <text:p>0.1358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2" calcext:value-type="float">
            <text:p>-32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18.2065" calcext:value-type="float">
            <text:p>18.2065</text:p>
          </table:table-cell>
          <table:table-cell office:value-type="float" office:value="0.0600316" calcext:value-type="float">
            <text:p>0.0600316</text:p>
          </table:table-cell>
          <table:table-cell office:value-type="float" office:value="0.125113" calcext:value-type="float">
            <text:p>0.125113</text:p>
          </table:table-cell>
          <table:table-cell office:value-type="float" office:value="9.30909" calcext:value-type="float">
            <text:p>9.30909</text:p>
          </table:table-cell>
          <table:table-cell office:value-type="float" office:value="-2.76793" calcext:value-type="float">
            <text:p>-2.76793</text:p>
          </table:table-cell>
          <table:table-cell office:value-type="float" office:value="0.158564" calcext:value-type="float">
            <text:p>0.1585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3081" calcext:value-type="float">
            <text:p>3.63081</text:p>
          </table:table-cell>
          <table:table-cell office:value-type="float" office:value="-0.0166216" calcext:value-type="float">
            <text:p>-0.0166216</text:p>
          </table:table-cell>
          <table:table-cell office:value-type="float" office:value="0.383391" calcext:value-type="float">
            <text:p>0.38339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.34835" calcext:value-type="float">
            <text:p>8.34835</text:p>
          </table:table-cell>
          <table:table-cell office:value-type="float" office:value="-0.207459" calcext:value-type="float">
            <text:p>-0.207459</text:p>
          </table:table-cell>
          <table:table-cell office:value-type="float" office:value="0.179051" calcext:value-type="float">
            <text:p>0.17905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9.8663" calcext:value-type="float">
            <text:p>59.8663</text:p>
          </table:table-cell>
          <table:table-cell office:value-type="float" office:value="-0.0501712" calcext:value-type="float">
            <text:p>-0.0501712</text:p>
          </table:table-cell>
          <table:table-cell office:value-type="float" office:value="0.161689" calcext:value-type="float">
            <text:p>0.161689</text:p>
          </table:table-cell>
          <table:table-cell office:value-type="float" office:value="168.472" calcext:value-type="float">
            <text:p>168.472</text:p>
          </table:table-cell>
          <table:table-cell office:value-type="float" office:value="-1.68318" calcext:value-type="float">
            <text:p>-1.68318</text:p>
          </table:table-cell>
          <table:table-cell office:value-type="float" office:value="0.271054" calcext:value-type="float">
            <text:p>0.2710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.2747" calcext:value-type="float">
            <text:p>11.2747</text:p>
          </table:table-cell>
          <table:table-cell office:value-type="float" office:value="0.0365505" calcext:value-type="float">
            <text:p>0.0365505</text:p>
          </table:table-cell>
          <table:table-cell office:value-type="float" office:value="0.148317" calcext:value-type="float">
            <text:p>0.148317</text:p>
          </table:table-cell>
          <table:table-cell office:value-type="float" office:value="32.0712" calcext:value-type="float">
            <text:p>32.0712</text:p>
          </table:table-cell>
          <table:table-cell office:value-type="float" office:value="-1.32547" calcext:value-type="float">
            <text:p>-1.32547</text:p>
          </table:table-cell>
          <table:table-cell office:value-type="float" office:value="0.140989" calcext:value-type="float">
            <text:p>0.1409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2.1841" calcext:value-type="float">
            <text:p>12.1841</text:p>
          </table:table-cell>
          <table:table-cell office:value-type="float" office:value="0.00136987" calcext:value-type="float">
            <text:p>0.00136987</text:p>
          </table:table-cell>
          <table:table-cell office:value-type="float" office:value="0.172223" calcext:value-type="float">
            <text:p>0.172223</text:p>
          </table:table-cell>
          <table:table-cell office:value-type="float" office:value="26.6161" calcext:value-type="float">
            <text:p>26.6161</text:p>
          </table:table-cell>
          <table:table-cell office:value-type="float" office:value="-1.24045" calcext:value-type="float">
            <text:p>-1.24045</text:p>
          </table:table-cell>
          <table:table-cell office:value-type="float" office:value="0.15042" calcext:value-type="float">
            <text:p>0.150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4.476" calcext:value-type="float">
            <text:p>14.476</text:p>
          </table:table-cell>
          <table:table-cell office:value-type="float" office:value="0.0267593" calcext:value-type="float">
            <text:p>0.0267593</text:p>
          </table:table-cell>
          <table:table-cell office:value-type="float" office:value="0.144126" calcext:value-type="float">
            <text:p>0.144126</text:p>
          </table:table-cell>
          <table:table-cell office:value-type="float" office:value="25.725" calcext:value-type="float">
            <text:p>25.725</text:p>
          </table:table-cell>
          <table:table-cell office:value-type="float" office:value="-1.19386" calcext:value-type="float">
            <text:p>-1.19386</text:p>
          </table:table-cell>
          <table:table-cell office:value-type="float" office:value="0.162882" calcext:value-type="float">
            <text:p>0.1628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7.4192" calcext:value-type="float">
            <text:p>17.4192</text:p>
          </table:table-cell>
          <table:table-cell office:value-type="float" office:value="0.00890728" calcext:value-type="float">
            <text:p>0.00890728</text:p>
          </table:table-cell>
          <table:table-cell office:value-type="float" office:value="0.122487" calcext:value-type="float">
            <text:p>0.122487</text:p>
          </table:table-cell>
          <table:table-cell office:value-type="float" office:value="27.6988" calcext:value-type="float">
            <text:p>27.6988</text:p>
          </table:table-cell>
          <table:table-cell office:value-type="float" office:value="-1.13158" calcext:value-type="float">
            <text:p>-1.13158</text:p>
          </table:table-cell>
          <table:table-cell office:value-type="float" office:value="0.145386" calcext:value-type="float">
            <text:p>0.1453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7.418" calcext:value-type="float">
            <text:p>17.418</text:p>
          </table:table-cell>
          <table:table-cell office:value-type="float" office:value="0.0401931" calcext:value-type="float">
            <text:p>0.0401931</text:p>
          </table:table-cell>
          <table:table-cell office:value-type="float" office:value="0.141445" calcext:value-type="float">
            <text:p>0.141445</text:p>
          </table:table-cell>
          <table:table-cell office:value-type="float" office:value="27.0908" calcext:value-type="float">
            <text:p>27.0908</text:p>
          </table:table-cell>
          <table:table-cell office:value-type="float" office:value="-1.10002" calcext:value-type="float">
            <text:p>-1.10002</text:p>
          </table:table-cell>
          <table:table-cell office:value-type="float" office:value="0.167273" calcext:value-type="float">
            <text:p>0.1672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3.773" calcext:value-type="float">
            <text:p>23.773</text:p>
          </table:table-cell>
          <table:table-cell office:value-type="float" office:value="0.0290466" calcext:value-type="float">
            <text:p>0.0290466</text:p>
          </table:table-cell>
          <table:table-cell office:value-type="float" office:value="0.124277" calcext:value-type="float">
            <text:p>0.124277</text:p>
          </table:table-cell>
          <table:table-cell office:value-type="float" office:value="30.8248" calcext:value-type="float">
            <text:p>30.8248</text:p>
          </table:table-cell>
          <table:table-cell office:value-type="float" office:value="-1.06721" calcext:value-type="float">
            <text:p>-1.06721</text:p>
          </table:table-cell>
          <table:table-cell office:value-type="float" office:value="0.134449" calcext:value-type="float">
            <text:p>0.1344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1.4884" calcext:value-type="float">
            <text:p>21.4884</text:p>
          </table:table-cell>
          <table:table-cell office:value-type="float" office:value="0.0444571" calcext:value-type="float">
            <text:p>0.0444571</text:p>
          </table:table-cell>
          <table:table-cell office:value-type="float" office:value="0.142918" calcext:value-type="float">
            <text:p>0.142918</text:p>
          </table:table-cell>
          <table:table-cell office:value-type="float" office:value="32.8703" calcext:value-type="float">
            <text:p>32.8703</text:p>
          </table:table-cell>
          <table:table-cell office:value-type="float" office:value="-1.02185" calcext:value-type="float">
            <text:p>-1.02185</text:p>
          </table:table-cell>
          <table:table-cell office:value-type="float" office:value="0.117554" calcext:value-type="float">
            <text:p>0.1175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7.7072" calcext:value-type="float">
            <text:p>17.7072</text:p>
          </table:table-cell>
          <table:table-cell office:value-type="float" office:value="0.0249683" calcext:value-type="float">
            <text:p>0.0249683</text:p>
          </table:table-cell>
          <table:table-cell office:value-type="float" office:value="0.16611" calcext:value-type="float">
            <text:p>0.16611</text:p>
          </table:table-cell>
          <table:table-cell office:value-type="float" office:value="30.573" calcext:value-type="float">
            <text:p>30.573</text:p>
          </table:table-cell>
          <table:table-cell office:value-type="float" office:value="-0.944484" calcext:value-type="float">
            <text:p>-0.944484</text:p>
          </table:table-cell>
          <table:table-cell office:value-type="float" office:value="0.146796" calcext:value-type="float">
            <text:p>0.1467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2.0699" calcext:value-type="float">
            <text:p>22.0699</text:p>
          </table:table-cell>
          <table:table-cell office:value-type="float" office:value="0.0111734" calcext:value-type="float">
            <text:p>0.0111734</text:p>
          </table:table-cell>
          <table:table-cell office:value-type="float" office:value="0.146784" calcext:value-type="float">
            <text:p>0.146784</text:p>
          </table:table-cell>
          <table:table-cell office:value-type="float" office:value="33.2066" calcext:value-type="float">
            <text:p>33.2066</text:p>
          </table:table-cell>
          <table:table-cell office:value-type="float" office:value="-0.909734" calcext:value-type="float">
            <text:p>-0.909734</text:p>
          </table:table-cell>
          <table:table-cell office:value-type="float" office:value="0.143859" calcext:value-type="float">
            <text:p>0.1438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2.0238" calcext:value-type="float">
            <text:p>32.0238</text:p>
          </table:table-cell>
          <table:table-cell office:value-type="float" office:value="0.0219403" calcext:value-type="float">
            <text:p>0.0219403</text:p>
          </table:table-cell>
          <table:table-cell office:value-type="float" office:value="0.138028" calcext:value-type="float">
            <text:p>0.138028</text:p>
          </table:table-cell>
          <table:table-cell office:value-type="float" office:value="25.0964" calcext:value-type="float">
            <text:p>25.0964</text:p>
          </table:table-cell>
          <table:table-cell office:value-type="float" office:value="-0.854368" calcext:value-type="float">
            <text:p>-0.854368</text:p>
          </table:table-cell>
          <table:table-cell office:value-type="float" office:value="0.125055" calcext:value-type="float">
            <text:p>0.1250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7.4803" calcext:value-type="float">
            <text:p>27.4803</text:p>
          </table:table-cell>
          <table:table-cell office:value-type="float" office:value="0.00795313" calcext:value-type="float">
            <text:p>0.00795313</text:p>
          </table:table-cell>
          <table:table-cell office:value-type="float" office:value="0.141394" calcext:value-type="float">
            <text:p>0.141394</text:p>
          </table:table-cell>
          <table:table-cell office:value-type="float" office:value="28.6335" calcext:value-type="float">
            <text:p>28.6335</text:p>
          </table:table-cell>
          <table:table-cell office:value-type="float" office:value="-0.811921" calcext:value-type="float">
            <text:p>-0.811921</text:p>
          </table:table-cell>
          <table:table-cell office:value-type="float" office:value="0.127196" calcext:value-type="float">
            <text:p>0.1271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1.737" calcext:value-type="float">
            <text:p>31.737</text:p>
          </table:table-cell>
          <table:table-cell office:value-type="float" office:value="0.0230364" calcext:value-type="float">
            <text:p>0.0230364</text:p>
          </table:table-cell>
          <table:table-cell office:value-type="float" office:value="0.139538" calcext:value-type="float">
            <text:p>0.139538</text:p>
          </table:table-cell>
          <table:table-cell office:value-type="float" office:value="30.3493" calcext:value-type="float">
            <text:p>30.3493</text:p>
          </table:table-cell>
          <table:table-cell office:value-type="float" office:value="-0.740124" calcext:value-type="float">
            <text:p>-0.740124</text:p>
          </table:table-cell>
          <table:table-cell office:value-type="float" office:value="0.140196" calcext:value-type="float">
            <text:p>0.1401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4.3127" calcext:value-type="float">
            <text:p>34.3127</text:p>
          </table:table-cell>
          <table:table-cell office:value-type="float" office:value="0.0126047" calcext:value-type="float">
            <text:p>0.0126047</text:p>
          </table:table-cell>
          <table:table-cell office:value-type="float" office:value="0.136567" calcext:value-type="float">
            <text:p>0.136567</text:p>
          </table:table-cell>
          <table:table-cell office:value-type="float" office:value="35.1194" calcext:value-type="float">
            <text:p>35.1194</text:p>
          </table:table-cell>
          <table:table-cell office:value-type="float" office:value="-0.73501" calcext:value-type="float">
            <text:p>-0.73501</text:p>
          </table:table-cell>
          <table:table-cell office:value-type="float" office:value="0.122779" calcext:value-type="float">
            <text:p>0.1227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2.7287" calcext:value-type="float">
            <text:p>32.7287</text:p>
          </table:table-cell>
          <table:table-cell office:value-type="float" office:value="0.00821392" calcext:value-type="float">
            <text:p>0.00821392</text:p>
          </table:table-cell>
          <table:table-cell office:value-type="float" office:value="0.143074" calcext:value-type="float">
            <text:p>0.143074</text:p>
          </table:table-cell>
          <table:table-cell office:value-type="float" office:value="32.0347" calcext:value-type="float">
            <text:p>32.0347</text:p>
          </table:table-cell>
          <table:table-cell office:value-type="float" office:value="-0.677155" calcext:value-type="float">
            <text:p>-0.677155</text:p>
          </table:table-cell>
          <table:table-cell office:value-type="float" office:value="0.135369" calcext:value-type="float">
            <text:p>0.1353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7.8214" calcext:value-type="float">
            <text:p>47.8214</text:p>
          </table:table-cell>
          <table:table-cell office:value-type="float" office:value="0.0108499" calcext:value-type="float">
            <text:p>0.0108499</text:p>
          </table:table-cell>
          <table:table-cell office:value-type="float" office:value="0.123193" calcext:value-type="float">
            <text:p>0.123193</text:p>
          </table:table-cell>
          <table:table-cell office:value-type="float" office:value="27.8051" calcext:value-type="float">
            <text:p>27.8051</text:p>
          </table:table-cell>
          <table:table-cell office:value-type="float" office:value="-0.666684" calcext:value-type="float">
            <text:p>-0.666684</text:p>
          </table:table-cell>
          <table:table-cell office:value-type="float" office:value="0.115994" calcext:value-type="float">
            <text:p>0.1159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59.8523" calcext:value-type="float">
            <text:p>59.8523</text:p>
          </table:table-cell>
          <table:table-cell office:value-type="float" office:value="0.0509086" calcext:value-type="float">
            <text:p>0.0509086</text:p>
          </table:table-cell>
          <table:table-cell office:value-type="float" office:value="0.113941" calcext:value-type="float">
            <text:p>0.113941</text:p>
          </table:table-cell>
          <table:table-cell office:value-type="float" office:value="26.8327" calcext:value-type="float">
            <text:p>26.8327</text:p>
          </table:table-cell>
          <table:table-cell office:value-type="float" office:value="-0.58382" calcext:value-type="float">
            <text:p>-0.58382</text:p>
          </table:table-cell>
          <table:table-cell office:value-type="float" office:value="0.135563" calcext:value-type="float">
            <text:p>0.1355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2.4651" calcext:value-type="float">
            <text:p>52.4651</text:p>
          </table:table-cell>
          <table:table-cell office:value-type="float" office:value="0.0304936" calcext:value-type="float">
            <text:p>0.0304936</text:p>
          </table:table-cell>
          <table:table-cell office:value-type="float" office:value="0.13615" calcext:value-type="float">
            <text:p>0.13615</text:p>
          </table:table-cell>
          <table:table-cell office:value-type="float" office:value="22.2273" calcext:value-type="float">
            <text:p>22.2273</text:p>
          </table:table-cell>
          <table:table-cell office:value-type="float" office:value="-0.575808" calcext:value-type="float">
            <text:p>-0.575808</text:p>
          </table:table-cell>
          <table:table-cell office:value-type="float" office:value="0.160784" calcext:value-type="float">
            <text:p>0.160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56.5708" calcext:value-type="float">
            <text:p>56.5708</text:p>
          </table:table-cell>
          <table:table-cell office:value-type="float" office:value="0.0445675" calcext:value-type="float">
            <text:p>0.0445675</text:p>
          </table:table-cell>
          <table:table-cell office:value-type="float" office:value="0.128932" calcext:value-type="float">
            <text:p>0.128932</text:p>
          </table:table-cell>
          <table:table-cell office:value-type="float" office:value="27.8634" calcext:value-type="float">
            <text:p>27.8634</text:p>
          </table:table-cell>
          <table:table-cell office:value-type="float" office:value="-0.553041" calcext:value-type="float">
            <text:p>-0.553041</text:p>
          </table:table-cell>
          <table:table-cell office:value-type="float" office:value="0.128755" calcext:value-type="float">
            <text:p>0.1287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59.5379" calcext:value-type="float">
            <text:p>59.5379</text:p>
          </table:table-cell>
          <table:table-cell office:value-type="float" office:value="0.0318432" calcext:value-type="float">
            <text:p>0.0318432</text:p>
          </table:table-cell>
          <table:table-cell office:value-type="float" office:value="0.121721" calcext:value-type="float">
            <text:p>0.121721</text:p>
          </table:table-cell>
          <table:table-cell office:value-type="float" office:value="25.1218" calcext:value-type="float">
            <text:p>25.1218</text:p>
          </table:table-cell>
          <table:table-cell office:value-type="float" office:value="-0.51573" calcext:value-type="float">
            <text:p>-0.51573</text:p>
          </table:table-cell>
          <table:table-cell office:value-type="float" office:value="0.155095" calcext:value-type="float">
            <text:p>0.1550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5.0619" calcext:value-type="float">
            <text:p>65.0619</text:p>
          </table:table-cell>
          <table:table-cell office:value-type="float" office:value="0.0364959" calcext:value-type="float">
            <text:p>0.0364959</text:p>
          </table:table-cell>
          <table:table-cell office:value-type="float" office:value="0.123607" calcext:value-type="float">
            <text:p>0.123607</text:p>
          </table:table-cell>
          <table:table-cell office:value-type="float" office:value="27.4035" calcext:value-type="float">
            <text:p>27.4035</text:p>
          </table:table-cell>
          <table:table-cell office:value-type="float" office:value="-0.488137" calcext:value-type="float">
            <text:p>-0.488137</text:p>
          </table:table-cell>
          <table:table-cell office:value-type="float" office:value="0.142528" calcext:value-type="float">
            <text:p>0.142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76.6802" calcext:value-type="float">
            <text:p>76.6802</text:p>
          </table:table-cell>
          <table:table-cell office:value-type="float" office:value="0.03352" calcext:value-type="float">
            <text:p>0.03352</text:p>
          </table:table-cell>
          <table:table-cell office:value-type="float" office:value="0.113529" calcext:value-type="float">
            <text:p>0.113529</text:p>
          </table:table-cell>
          <table:table-cell office:value-type="float" office:value="30.8992" calcext:value-type="float">
            <text:p>30.8992</text:p>
          </table:table-cell>
          <table:table-cell office:value-type="float" office:value="-0.442629" calcext:value-type="float">
            <text:p>-0.442629</text:p>
          </table:table-cell>
          <table:table-cell office:value-type="float" office:value="0.131168" calcext:value-type="float">
            <text:p>0.131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83.7059" calcext:value-type="float">
            <text:p>83.7059</text:p>
          </table:table-cell>
          <table:table-cell office:value-type="float" office:value="0.0379951" calcext:value-type="float">
            <text:p>0.0379951</text:p>
          </table:table-cell>
          <table:table-cell office:value-type="float" office:value="0.122009" calcext:value-type="float">
            <text:p>0.122009</text:p>
          </table:table-cell>
          <table:table-cell office:value-type="float" office:value="26.8661" calcext:value-type="float">
            <text:p>26.8661</text:p>
          </table:table-cell>
          <table:table-cell office:value-type="float" office:value="-0.417409" calcext:value-type="float">
            <text:p>-0.417409</text:p>
          </table:table-cell>
          <table:table-cell office:value-type="float" office:value="0.132775" calcext:value-type="float">
            <text:p>0.1327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83.3238" calcext:value-type="float">
            <text:p>83.3238</text:p>
          </table:table-cell>
          <table:table-cell office:value-type="float" office:value="0.0498248" calcext:value-type="float">
            <text:p>0.0498248</text:p>
          </table:table-cell>
          <table:table-cell office:value-type="float" office:value="0.11552" calcext:value-type="float">
            <text:p>0.11552</text:p>
          </table:table-cell>
          <table:table-cell office:value-type="float" office:value="20.0342" calcext:value-type="float">
            <text:p>20.0342</text:p>
          </table:table-cell>
          <table:table-cell office:value-type="float" office:value="-0.414182" calcext:value-type="float">
            <text:p>-0.414182</text:p>
          </table:table-cell>
          <table:table-cell office:value-type="float" office:value="0.173408" calcext:value-type="float">
            <text:p>0.173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80.6326" calcext:value-type="float">
            <text:p>80.6326</text:p>
          </table:table-cell>
          <table:table-cell office:value-type="float" office:value="0.0443195" calcext:value-type="float">
            <text:p>0.0443195</text:p>
          </table:table-cell>
          <table:table-cell office:value-type="float" office:value="0.125104" calcext:value-type="float">
            <text:p>0.125104</text:p>
          </table:table-cell>
          <table:table-cell office:value-type="float" office:value="28.8454" calcext:value-type="float">
            <text:p>28.8454</text:p>
          </table:table-cell>
          <table:table-cell office:value-type="float" office:value="-0.366354" calcext:value-type="float">
            <text:p>-0.366354</text:p>
          </table:table-cell>
          <table:table-cell office:value-type="float" office:value="0.136856" calcext:value-type="float">
            <text:p>0.136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82.6365" calcext:value-type="float">
            <text:p>82.6365</text:p>
          </table:table-cell>
          <table:table-cell office:value-type="float" office:value="0.0610372" calcext:value-type="float">
            <text:p>0.0610372</text:p>
          </table:table-cell>
          <table:table-cell office:value-type="float" office:value="0.113369" calcext:value-type="float">
            <text:p>0.113369</text:p>
          </table:table-cell>
          <table:table-cell office:value-type="float" office:value="29.8573" calcext:value-type="float">
            <text:p>29.8573</text:p>
          </table:table-cell>
          <table:table-cell office:value-type="float" office:value="-0.328594" calcext:value-type="float">
            <text:p>-0.328594</text:p>
          </table:table-cell>
          <table:table-cell office:value-type="float" office:value="0.160426" calcext:value-type="float">
            <text:p>0.1604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74.0905" calcext:value-type="float">
            <text:p>74.0905</text:p>
          </table:table-cell>
          <table:table-cell office:value-type="float" office:value="0.0481538" calcext:value-type="float">
            <text:p>0.0481538</text:p>
          </table:table-cell>
          <table:table-cell office:value-type="float" office:value="0.131999" calcext:value-type="float">
            <text:p>0.131999</text:p>
          </table:table-cell>
          <table:table-cell office:value-type="float" office:value="32.4317" calcext:value-type="float">
            <text:p>32.4317</text:p>
          </table:table-cell>
          <table:table-cell office:value-type="float" office:value="-0.266588" calcext:value-type="float">
            <text:p>-0.266588</text:p>
          </table:table-cell>
          <table:table-cell office:value-type="float" office:value="0.171463" calcext:value-type="float">
            <text:p>0.1714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93.309" calcext:value-type="float">
            <text:p>193.309</text:p>
          </table:table-cell>
          <table:table-cell office:value-type="float" office:value="0.0231184" calcext:value-type="float">
            <text:p>0.0231184</text:p>
          </table:table-cell>
          <table:table-cell office:value-type="float" office:value="0.127237" calcext:value-type="float">
            <text:p>0.127237</text:p>
          </table:table-cell>
          <table:table-cell office:value-type="float" office:value="65.3544" calcext:value-type="float">
            <text:p>65.3544</text:p>
          </table:table-cell>
          <table:table-cell office:value-type="float" office:value="-0.295436" calcext:value-type="float">
            <text:p>-0.295436</text:p>
          </table:table-cell>
          <table:table-cell office:value-type="float" office:value="0.123605" calcext:value-type="float">
            <text:p>0.1236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25.109" calcext:value-type="float">
            <text:p>225.109</text:p>
          </table:table-cell>
          <table:table-cell office:value-type="float" office:value="0.034267" calcext:value-type="float">
            <text:p>0.034267</text:p>
          </table:table-cell>
          <table:table-cell office:value-type="float" office:value="0.118306" calcext:value-type="float">
            <text:p>0.118306</text:p>
          </table:table-cell>
          <table:table-cell office:value-type="float" office:value="51.901" calcext:value-type="float">
            <text:p>51.901</text:p>
          </table:table-cell>
          <table:table-cell office:value-type="float" office:value="-0.277927" calcext:value-type="float">
            <text:p>-0.277927</text:p>
          </table:table-cell>
          <table:table-cell office:value-type="float" office:value="0.111928" calcext:value-type="float">
            <text:p>0.111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51.399" calcext:value-type="float">
            <text:p>251.399</text:p>
          </table:table-cell>
          <table:table-cell office:value-type="float" office:value="0.027555" calcext:value-type="float">
            <text:p>0.027555</text:p>
          </table:table-cell>
          <table:table-cell office:value-type="float" office:value="0.116683" calcext:value-type="float">
            <text:p>0.116683</text:p>
          </table:table-cell>
          <table:table-cell office:value-type="float" office:value="52.2811" calcext:value-type="float">
            <text:p>52.2811</text:p>
          </table:table-cell>
          <table:table-cell office:value-type="float" office:value="-0.226357" calcext:value-type="float">
            <text:p>-0.226357</text:p>
          </table:table-cell>
          <table:table-cell office:value-type="float" office:value="0.120256" calcext:value-type="float">
            <text:p>0.120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78.922" calcext:value-type="float">
            <text:p>278.922</text:p>
          </table:table-cell>
          <table:table-cell office:value-type="float" office:value="0.0211851" calcext:value-type="float">
            <text:p>0.0211851</text:p>
          </table:table-cell>
          <table:table-cell office:value-type="float" office:value="0.119904" calcext:value-type="float">
            <text:p>0.119904</text:p>
          </table:table-cell>
          <table:table-cell office:value-type="float" office:value="46.3704" calcext:value-type="float">
            <text:p>46.3704</text:p>
          </table:table-cell>
          <table:table-cell office:value-type="float" office:value="-0.260981" calcext:value-type="float">
            <text:p>-0.260981</text:p>
          </table:table-cell>
          <table:table-cell office:value-type="float" office:value="0.0941509" calcext:value-type="float">
            <text:p>0.09415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264.311" calcext:value-type="float">
            <text:p>264.311</text:p>
          </table:table-cell>
          <table:table-cell office:value-type="float" office:value="0.0319591" calcext:value-type="float">
            <text:p>0.0319591</text:p>
          </table:table-cell>
          <table:table-cell office:value-type="float" office:value="0.121433" calcext:value-type="float">
            <text:p>0.121433</text:p>
          </table:table-cell>
          <table:table-cell office:value-type="float" office:value="66.1752" calcext:value-type="float">
            <text:p>66.1752</text:p>
          </table:table-cell>
          <table:table-cell office:value-type="float" office:value="-0.195977" calcext:value-type="float">
            <text:p>-0.195977</text:p>
          </table:table-cell>
          <table:table-cell office:value-type="float" office:value="0.0967446" calcext:value-type="float">
            <text:p>0.0967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90.609" calcext:value-type="float">
            <text:p>290.609</text:p>
          </table:table-cell>
          <table:table-cell office:value-type="float" office:value="-0.000739469" calcext:value-type="float">
            <text:p>-0.000739469</text:p>
          </table:table-cell>
          <table:table-cell office:value-type="float" office:value="0.131787" calcext:value-type="float">
            <text:p>0.13178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18.053" calcext:value-type="float">
            <text:p>318.053</text:p>
          </table:table-cell>
          <table:table-cell office:value-type="float" office:value="0.00634863" calcext:value-type="float">
            <text:p>0.00634863</text:p>
          </table:table-cell>
          <table:table-cell office:value-type="float" office:value="0.127015" calcext:value-type="float">
            <text:p>0.12701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882.689" calcext:value-type="float">
            <text:p>882.689</text:p>
          </table:table-cell>
          <table:table-cell office:value-type="float" office:value="0.0172935" calcext:value-type="float">
            <text:p>0.0172935</text:p>
          </table:table-cell>
          <table:table-cell office:value-type="float" office:value="0.122341" calcext:value-type="float">
            <text:p>0.12234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946.66" calcext:value-type="float">
            <text:p>946.66</text:p>
          </table:table-cell>
          <table:table-cell office:value-type="float" office:value="0.0163721" calcext:value-type="float">
            <text:p>0.0163721</text:p>
          </table:table-cell>
          <table:table-cell office:value-type="float" office:value="0.122407" calcext:value-type="float">
            <text:p>0.12240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014.29" calcext:value-type="float">
            <text:p>1014.29</text:p>
          </table:table-cell>
          <table:table-cell office:value-type="float" office:value="0.0192693" calcext:value-type="float">
            <text:p>0.0192693</text:p>
          </table:table-cell>
          <table:table-cell office:value-type="float" office:value="0.11939" calcext:value-type="float">
            <text:p>0.1193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991.279" calcext:value-type="float">
            <text:p>991.279</text:p>
          </table:table-cell>
          <table:table-cell office:value-type="float" office:value="0.0105739" calcext:value-type="float">
            <text:p>0.0105739</text:p>
          </table:table-cell>
          <table:table-cell office:value-type="float" office:value="0.122449" calcext:value-type="float">
            <text:p>0.12244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991.323" calcext:value-type="float">
            <text:p>991.323</text:p>
          </table:table-cell>
          <table:table-cell office:value-type="float" office:value="0.0182821" calcext:value-type="float">
            <text:p>0.0182821</text:p>
          </table:table-cell>
          <table:table-cell office:value-type="float" office:value="0.123006" calcext:value-type="float">
            <text:p>0.1230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959.21" calcext:value-type="float">
            <text:p>959.21</text:p>
          </table:table-cell>
          <table:table-cell office:value-type="float" office:value="0.0125765" calcext:value-type="float">
            <text:p>0.0125765</text:p>
          </table:table-cell>
          <table:table-cell office:value-type="float" office:value="0.127037" calcext:value-type="float">
            <text:p>0.12703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964.013" calcext:value-type="float">
            <text:p>964.013</text:p>
          </table:table-cell>
          <table:table-cell office:value-type="float" office:value="0.0110884" calcext:value-type="float">
            <text:p>0.0110884</text:p>
          </table:table-cell>
          <table:table-cell office:value-type="float" office:value="0.126608" calcext:value-type="float">
            <text:p>0.12660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5" calcext:value-type="float">
            <text:p>212.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442.888" calcext:value-type="float">
            <text:p>442.888</text:p>
          </table:table-cell>
          <table:table-cell office:value-type="float" office:value="0.00716064" calcext:value-type="float">
            <text:p>0.00716064</text:p>
          </table:table-cell>
          <table:table-cell office:value-type="float" office:value="0.129978" calcext:value-type="float">
            <text:p>0.12997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.5" calcext:value-type="float">
            <text:p>217.5</text:p>
          </table:table-cell>
          <table:table-cell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436.427" calcext:value-type="float">
            <text:p>436.427</text:p>
          </table:table-cell>
          <table:table-cell office:value-type="float" office:value="0.00760559" calcext:value-type="float">
            <text:p>0.00760559</text:p>
          </table:table-cell>
          <table:table-cell office:value-type="float" office:value="0.129997" calcext:value-type="float">
            <text:p>0.12999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.5" calcext:value-type="float">
            <text:p>222.5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428.977" calcext:value-type="float">
            <text:p>428.977</text:p>
          </table:table-cell>
          <table:table-cell office:value-type="float" office:value="0.00682704" calcext:value-type="float">
            <text:p>0.00682704</text:p>
          </table:table-cell>
          <table:table-cell office:value-type="float" office:value="0.134076" calcext:value-type="float">
            <text:p>0.13407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.5" calcext:value-type="float">
            <text:p>227.5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431.115" calcext:value-type="float">
            <text:p>431.115</text:p>
          </table:table-cell>
          <table:table-cell office:value-type="float" office:value="0.00469438" calcext:value-type="float">
            <text:p>0.00469438</text:p>
          </table:table-cell>
          <table:table-cell office:value-type="float" office:value="0.129898" calcext:value-type="float">
            <text:p>0.12989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.5" calcext:value-type="float">
            <text:p>232.5</text:p>
          </table:table-cell>
          <table:table-cell office:value-type="float" office:value="230" calcext:value-type="float">
            <text:p>23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391.949" calcext:value-type="float">
            <text:p>391.949</text:p>
          </table:table-cell>
          <table:table-cell office:value-type="float" office:value="0.00331925" calcext:value-type="float">
            <text:p>0.00331925</text:p>
          </table:table-cell>
          <table:table-cell office:value-type="float" office:value="0.132643" calcext:value-type="float">
            <text:p>0.13264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.5" calcext:value-type="float">
            <text:p>237.5</text:p>
          </table:table-cell>
          <table:table-cell office:value-type="float" office:value="235" calcext:value-type="float">
            <text:p>23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92.49" calcext:value-type="float">
            <text:p>392.49</text:p>
          </table:table-cell>
          <table:table-cell office:value-type="float" office:value="0.00169929" calcext:value-type="float">
            <text:p>0.00169929</text:p>
          </table:table-cell>
          <table:table-cell office:value-type="float" office:value="0.127296" calcext:value-type="float">
            <text:p>0.12729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.5" calcext:value-type="float">
            <text:p>242.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405.615" calcext:value-type="float">
            <text:p>405.615</text:p>
          </table:table-cell>
          <table:table-cell office:value-type="float" office:value="0.00941818" calcext:value-type="float">
            <text:p>0.00941818</text:p>
          </table:table-cell>
          <table:table-cell office:value-type="float" office:value="0.124479" calcext:value-type="float">
            <text:p>0.12447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.5" calcext:value-type="float">
            <text:p>247.5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0.959" calcext:value-type="float">
            <text:p>390.959</text:p>
          </table:table-cell>
          <table:table-cell office:value-type="float" office:value="-0.00135443" calcext:value-type="float">
            <text:p>-0.00135443</text:p>
          </table:table-cell>
          <table:table-cell office:value-type="float" office:value="0.128169" calcext:value-type="float">
            <text:p>0.12816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.5" calcext:value-type="float">
            <text:p>252.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17.391" calcext:value-type="float">
            <text:p>317.391</text:p>
          </table:table-cell>
          <table:table-cell office:value-type="float" office:value="0.00497089" calcext:value-type="float">
            <text:p>0.00497089</text:p>
          </table:table-cell>
          <table:table-cell office:value-type="float" office:value="0.134498" calcext:value-type="float">
            <text:p>0.13449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.5" calcext:value-type="float">
            <text:p>257.5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44.221" calcext:value-type="float">
            <text:p>344.221</text:p>
          </table:table-cell>
          <table:table-cell office:value-type="float" office:value="0.00849505" calcext:value-type="float">
            <text:p>0.00849505</text:p>
          </table:table-cell>
          <table:table-cell office:value-type="float" office:value="0.125045" calcext:value-type="float">
            <text:p>0.1250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.5" calcext:value-type="float">
            <text:p>262.5</text:p>
          </table:table-cell>
          <table:table-cell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41.404" calcext:value-type="float">
            <text:p>341.404</text:p>
          </table:table-cell>
          <table:table-cell office:value-type="float" office:value="0.00598003" calcext:value-type="float">
            <text:p>0.00598003</text:p>
          </table:table-cell>
          <table:table-cell office:value-type="float" office:value="0.127705" calcext:value-type="float">
            <text:p>0.1277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.5" calcext:value-type="float">
            <text:p>267.5</text:p>
          </table:table-cell>
          <table:table-cell office:value-type="float" office:value="265" calcext:value-type="float">
            <text:p>265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313.946" calcext:value-type="float">
            <text:p>313.946</text:p>
          </table:table-cell>
          <table:table-cell office:value-type="float" office:value="0.00723976" calcext:value-type="float">
            <text:p>0.00723976</text:p>
          </table:table-cell>
          <table:table-cell office:value-type="float" office:value="0.131545" calcext:value-type="float">
            <text:p>0.1315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15.249" calcext:value-type="float">
            <text:p>115.249</text:p>
          </table:table-cell>
          <table:table-cell office:value-type="float" office:value="0.00878387" calcext:value-type="float">
            <text:p>0.00878387</text:p>
          </table:table-cell>
          <table:table-cell office:value-type="float" office:value="0.135397" calcext:value-type="float">
            <text:p>0.13539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29.561" calcext:value-type="float">
            <text:p>129.561</text:p>
          </table:table-cell>
          <table:table-cell office:value-type="float" office:value="0.00544453" calcext:value-type="float">
            <text:p>0.00544453</text:p>
          </table:table-cell>
          <table:table-cell office:value-type="float" office:value="0.12226" calcext:value-type="float">
            <text:p>0.12226</text:p>
          </table:table-cell>
          <table:table-cell office:value-type="float" office:value="339.909" calcext:value-type="float">
            <text:p>339.909</text:p>
          </table:table-cell>
          <table:table-cell office:value-type="float" office:value="2.23358" calcext:value-type="float">
            <text:p>2.23358</text:p>
          </table:table-cell>
          <table:table-cell office:value-type="float" office:value="0.449449" calcext:value-type="float">
            <text:p>0.4494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135.28" calcext:value-type="float">
            <text:p>135.28</text:p>
          </table:table-cell>
          <table:table-cell office:value-type="float" office:value="0.0000626803" calcext:value-type="float">
            <text:p>6.26803E-05</text:p>
          </table:table-cell>
          <table:table-cell office:value-type="float" office:value="0.12289" calcext:value-type="float">
            <text:p>0.12289</text:p>
          </table:table-cell>
          <table:table-cell office:value-type="float" office:value="272.07" calcext:value-type="float">
            <text:p>272.07</text:p>
          </table:table-cell>
          <table:table-cell office:value-type="float" office:value="2.0789" calcext:value-type="float">
            <text:p>2.0789</text:p>
          </table:table-cell>
          <table:table-cell office:value-type="float" office:value="0.401395" calcext:value-type="float">
            <text:p>0.4013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117.404" calcext:value-type="float">
            <text:p>117.404</text:p>
          </table:table-cell>
          <table:table-cell office:value-type="float" office:value="-0.000907984" calcext:value-type="float">
            <text:p>-0.000907984</text:p>
          </table:table-cell>
          <table:table-cell office:value-type="float" office:value="0.129766" calcext:value-type="float">
            <text:p>0.129766</text:p>
          </table:table-cell>
          <table:table-cell office:value-type="float" office:value="614.307" calcext:value-type="float">
            <text:p>614.307</text:p>
          </table:table-cell>
          <table:table-cell office:value-type="float" office:value="2.53272" calcext:value-type="float">
            <text:p>2.53272</text:p>
          </table:table-cell>
          <table:table-cell office:value-type="float" office:value="0.531905" calcext:value-type="float">
            <text:p>0.531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127.473" calcext:value-type="float">
            <text:p>127.473</text:p>
          </table:table-cell>
          <table:table-cell office:value-type="float" office:value="-0.000571144" calcext:value-type="float">
            <text:p>-0.000571144</text:p>
          </table:table-cell>
          <table:table-cell office:value-type="float" office:value="0.120255" calcext:value-type="float">
            <text:p>0.120255</text:p>
          </table:table-cell>
          <table:table-cell office:value-type="float" office:value="243.565" calcext:value-type="float">
            <text:p>243.565</text:p>
          </table:table-cell>
          <table:table-cell office:value-type="float" office:value="2.03165" calcext:value-type="float">
            <text:p>2.03165</text:p>
          </table:table-cell>
          <table:table-cell office:value-type="float" office:value="0.413307" calcext:value-type="float">
            <text:p>0.4133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108.611" calcext:value-type="float">
            <text:p>108.611</text:p>
          </table:table-cell>
          <table:table-cell office:value-type="float" office:value="-0.00104944" calcext:value-type="float">
            <text:p>-0.00104944</text:p>
          </table:table-cell>
          <table:table-cell office:value-type="float" office:value="0.122939" calcext:value-type="float">
            <text:p>0.122939</text:p>
          </table:table-cell>
          <table:table-cell office:value-type="float" office:value="425.297" calcext:value-type="float">
            <text:p>425.297</text:p>
          </table:table-cell>
          <table:table-cell office:value-type="float" office:value="2.29933" calcext:value-type="float">
            <text:p>2.29933</text:p>
          </table:table-cell>
          <table:table-cell office:value-type="float" office:value="0.482629" calcext:value-type="float">
            <text:p>0.4826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116.621" calcext:value-type="float">
            <text:p>116.621</text:p>
          </table:table-cell>
          <table:table-cell office:value-type="float" office:value="-0.00461903" calcext:value-type="float">
            <text:p>-0.00461903</text:p>
          </table:table-cell>
          <table:table-cell office:value-type="float" office:value="0.119712" calcext:value-type="float">
            <text:p>0.119712</text:p>
          </table:table-cell>
          <table:table-cell office:value-type="float" office:value="284.681" calcext:value-type="float">
            <text:p>284.681</text:p>
          </table:table-cell>
          <table:table-cell office:value-type="float" office:value="2.08246" calcext:value-type="float">
            <text:p>2.08246</text:p>
          </table:table-cell>
          <table:table-cell office:value-type="float" office:value="0.415676" calcext:value-type="float">
            <text:p>0.4156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99.8411" calcext:value-type="float">
            <text:p>99.8411</text:p>
          </table:table-cell>
          <table:table-cell office:value-type="float" office:value="0.00617296" calcext:value-type="float">
            <text:p>0.00617296</text:p>
          </table:table-cell>
          <table:table-cell office:value-type="float" office:value="0.12534" calcext:value-type="float">
            <text:p>0.12534</text:p>
          </table:table-cell>
          <table:table-cell office:value-type="float" office:value="798.065" calcext:value-type="float">
            <text:p>798.065</text:p>
          </table:table-cell>
          <table:table-cell office:value-type="float" office:value="2.6382" calcext:value-type="float">
            <text:p>2.6382</text:p>
          </table:table-cell>
          <table:table-cell office:value-type="float" office:value="0.57335" calcext:value-type="float">
            <text:p>0.573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105.111" calcext:value-type="float">
            <text:p>105.111</text:p>
          </table:table-cell>
          <table:table-cell office:value-type="float" office:value="0.0100962" calcext:value-type="float">
            <text:p>0.0100962</text:p>
          </table:table-cell>
          <table:table-cell office:value-type="float" office:value="0.124673" calcext:value-type="float">
            <text:p>0.124673</text:p>
          </table:table-cell>
          <table:table-cell office:value-type="float" office:value="1372.21" calcext:value-type="float">
            <text:p>1372.21</text:p>
          </table:table-cell>
          <table:table-cell office:value-type="float" office:value="2.84495" calcext:value-type="float">
            <text:p>2.84495</text:p>
          </table:table-cell>
          <table:table-cell office:value-type="float" office:value="0.607783" calcext:value-type="float">
            <text:p>0.6077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112.152" calcext:value-type="float">
            <text:p>112.152</text:p>
          </table:table-cell>
          <table:table-cell office:value-type="float" office:value="-0.00614568" calcext:value-type="float">
            <text:p>-0.00614568</text:p>
          </table:table-cell>
          <table:table-cell office:value-type="float" office:value="0.124179" calcext:value-type="float">
            <text:p>0.124179</text:p>
          </table:table-cell>
          <table:table-cell office:value-type="float" office:value="3491.14" calcext:value-type="float">
            <text:p>3491.14</text:p>
          </table:table-cell>
          <table:table-cell office:value-type="float" office:value="3.16827" calcext:value-type="float">
            <text:p>3.16827</text:p>
          </table:table-cell>
          <table:table-cell office:value-type="float" office:value="0.6384" calcext:value-type="float">
            <text:p>0.6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92.7885" calcext:value-type="float">
            <text:p>92.7885</text:p>
          </table:table-cell>
          <table:table-cell office:value-type="float" office:value="0.00826351" calcext:value-type="float">
            <text:p>0.00826351</text:p>
          </table:table-cell>
          <table:table-cell office:value-type="float" office:value="0.131282" calcext:value-type="float">
            <text:p>0.131282</text:p>
          </table:table-cell>
          <table:table-cell office:value-type="float" office:value="6244.88" calcext:value-type="float">
            <text:p>6244.88</text:p>
          </table:table-cell>
          <table:table-cell office:value-type="float" office:value="3.61936" calcext:value-type="float">
            <text:p>3.61936</text:p>
          </table:table-cell>
          <table:table-cell office:value-type="float" office:value="0.751038" calcext:value-type="float">
            <text:p>0.7510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104.155" calcext:value-type="float">
            <text:p>104.155</text:p>
          </table:table-cell>
          <table:table-cell office:value-type="float" office:value="-0.00257989" calcext:value-type="float">
            <text:p>-0.00257989</text:p>
          </table:table-cell>
          <table:table-cell office:value-type="float" office:value="0.126231" calcext:value-type="float">
            <text:p>0.126231</text:p>
          </table:table-cell>
          <table:table-cell office:value-type="float" office:value="161760" calcext:value-type="float">
            <text:p>161760</text:p>
          </table:table-cell>
          <table:table-cell office:value-type="float" office:value="5.29917" calcext:value-type="float">
            <text:p>5.29917</text:p>
          </table:table-cell>
          <table:table-cell office:value-type="float" office:value="1.00263" calcext:value-type="float">
            <text:p>1.002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101.765" calcext:value-type="float">
            <text:p>101.765</text:p>
          </table:table-cell>
          <table:table-cell office:value-type="float" office:value="0.00210908" calcext:value-type="float">
            <text:p>0.00210908</text:p>
          </table:table-cell>
          <table:table-cell office:value-type="float" office:value="0.124576" calcext:value-type="float">
            <text:p>0.124576</text:p>
          </table:table-cell>
          <table:table-cell office:value-type="float" office:value="998.587" calcext:value-type="float">
            <text:p>998.587</text:p>
          </table:table-cell>
          <table:table-cell office:value-type="float" office:value="2.62628" calcext:value-type="float">
            <text:p>2.62628</text:p>
          </table:table-cell>
          <table:table-cell office:value-type="float" office:value="0.567556" calcext:value-type="float">
            <text:p>0.5675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94.7506" calcext:value-type="float">
            <text:p>94.7506</text:p>
          </table:table-cell>
          <table:table-cell office:value-type="float" office:value="0.00230394" calcext:value-type="float">
            <text:p>0.00230394</text:p>
          </table:table-cell>
          <table:table-cell office:value-type="float" office:value="0.119015" calcext:value-type="float">
            <text:p>0.119015</text:p>
          </table:table-cell>
          <table:table-cell office:value-type="float" office:value="13497.3" calcext:value-type="float">
            <text:p>13497.3</text:p>
          </table:table-cell>
          <table:table-cell office:value-type="float" office:value="3.79028" calcext:value-type="float">
            <text:p>3.79028</text:p>
          </table:table-cell>
          <table:table-cell office:value-type="float" office:value="0.770135" calcext:value-type="float">
            <text:p>0.7701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9.9281" calcext:value-type="float">
            <text:p>89.9281</text:p>
          </table:table-cell>
          <table:table-cell office:value-type="float" office:value="-0.0203414" calcext:value-type="float">
            <text:p>-0.0203414</text:p>
          </table:table-cell>
          <table:table-cell office:value-type="float" office:value="0.129935" calcext:value-type="float">
            <text:p>0.129935</text:p>
          </table:table-cell>
          <table:table-cell office:value-type="float" office:value="201.851" calcext:value-type="float">
            <text:p>201.851</text:p>
          </table:table-cell>
          <table:table-cell office:value-type="float" office:value="1.88899" calcext:value-type="float">
            <text:p>1.88899</text:p>
          </table:table-cell>
          <table:table-cell office:value-type="float" office:value="0.411861" calcext:value-type="float">
            <text:p>0.4118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90.0017" calcext:value-type="float">
            <text:p>90.0017</text:p>
          </table:table-cell>
          <table:table-cell office:value-type="float" office:value="0.00568852" calcext:value-type="float">
            <text:p>0.00568852</text:p>
          </table:table-cell>
          <table:table-cell office:value-type="float" office:value="0.128252" calcext:value-type="float">
            <text:p>0.128252</text:p>
          </table:table-cell>
          <table:table-cell office:value-type="float" office:value="158.512" calcext:value-type="float">
            <text:p>158.512</text:p>
          </table:table-cell>
          <table:table-cell office:value-type="float" office:value="1.64944" calcext:value-type="float">
            <text:p>1.64944</text:p>
          </table:table-cell>
          <table:table-cell office:value-type="float" office:value="0.321445" calcext:value-type="float">
            <text:p>0.3214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98.9383" calcext:value-type="float">
            <text:p>98.9383</text:p>
          </table:table-cell>
          <table:table-cell office:value-type="float" office:value="0.0035387" calcext:value-type="float">
            <text:p>0.0035387</text:p>
          </table:table-cell>
          <table:table-cell office:value-type="float" office:value="0.118296" calcext:value-type="float">
            <text:p>0.118296</text:p>
          </table:table-cell>
          <table:table-cell office:value-type="float" office:value="249.973" calcext:value-type="float">
            <text:p>249.973</text:p>
          </table:table-cell>
          <table:table-cell office:value-type="float" office:value="1.93326" calcext:value-type="float">
            <text:p>1.93326</text:p>
          </table:table-cell>
          <table:table-cell office:value-type="float" office:value="0.421959" calcext:value-type="float">
            <text:p>0.4219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75.4782" calcext:value-type="float">
            <text:p>75.4782</text:p>
          </table:table-cell>
          <table:table-cell office:value-type="float" office:value="-0.00614325" calcext:value-type="float">
            <text:p>-0.00614325</text:p>
          </table:table-cell>
          <table:table-cell office:value-type="float" office:value="0.126664" calcext:value-type="float">
            <text:p>0.126664</text:p>
          </table:table-cell>
          <table:table-cell office:value-type="float" office:value="517.497" calcext:value-type="float">
            <text:p>517.497</text:p>
          </table:table-cell>
          <table:table-cell office:value-type="float" office:value="2.28989" calcext:value-type="float">
            <text:p>2.28989</text:p>
          </table:table-cell>
          <table:table-cell office:value-type="float" office:value="0.506241" calcext:value-type="float">
            <text:p>0.5062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83.7051" calcext:value-type="float">
            <text:p>83.7051</text:p>
          </table:table-cell>
          <table:table-cell office:value-type="float" office:value="0.00225135" calcext:value-type="float">
            <text:p>0.00225135</text:p>
          </table:table-cell>
          <table:table-cell office:value-type="float" office:value="0.129297" calcext:value-type="float">
            <text:p>0.129297</text:p>
          </table:table-cell>
          <table:table-cell office:value-type="float" office:value="699.225" calcext:value-type="float">
            <text:p>699.225</text:p>
          </table:table-cell>
          <table:table-cell office:value-type="float" office:value="2.4348" calcext:value-type="float">
            <text:p>2.4348</text:p>
          </table:table-cell>
          <table:table-cell office:value-type="float" office:value="0.553713" calcext:value-type="float">
            <text:p>0.5537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83.8121" calcext:value-type="float">
            <text:p>83.8121</text:p>
          </table:table-cell>
          <table:table-cell office:value-type="float" office:value="-0.0106634" calcext:value-type="float">
            <text:p>-0.0106634</text:p>
          </table:table-cell>
          <table:table-cell office:value-type="float" office:value="0.120407" calcext:value-type="float">
            <text:p>0.120407</text:p>
          </table:table-cell>
          <table:table-cell office:value-type="float" office:value="415.042" calcext:value-type="float">
            <text:p>415.042</text:p>
          </table:table-cell>
          <table:table-cell office:value-type="float" office:value="2.24274" calcext:value-type="float">
            <text:p>2.24274</text:p>
          </table:table-cell>
          <table:table-cell office:value-type="float" office:value="0.533657" calcext:value-type="float">
            <text:p>0.533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85.3504" calcext:value-type="float">
            <text:p>85.3504</text:p>
          </table:table-cell>
          <table:table-cell office:value-type="float" office:value="-0.00765856" calcext:value-type="float">
            <text:p>-0.00765856</text:p>
          </table:table-cell>
          <table:table-cell office:value-type="float" office:value="0.118822" calcext:value-type="float">
            <text:p>0.118822</text:p>
          </table:table-cell>
          <table:table-cell office:value-type="float" office:value="167.208" calcext:value-type="float">
            <text:p>167.208</text:p>
          </table:table-cell>
          <table:table-cell office:value-type="float" office:value="1.60216" calcext:value-type="float">
            <text:p>1.60216</text:p>
          </table:table-cell>
          <table:table-cell office:value-type="float" office:value="0.326514" calcext:value-type="float">
            <text:p>0.3265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85.513" calcext:value-type="float">
            <text:p>85.513</text:p>
          </table:table-cell>
          <table:table-cell office:value-type="float" office:value="0.00488369" calcext:value-type="float">
            <text:p>0.00488369</text:p>
          </table:table-cell>
          <table:table-cell office:value-type="float" office:value="0.116858" calcext:value-type="float">
            <text:p>0.116858</text:p>
          </table:table-cell>
          <table:table-cell office:value-type="float" office:value="183.419" calcext:value-type="float">
            <text:p>183.419</text:p>
          </table:table-cell>
          <table:table-cell office:value-type="float" office:value="1.68469" calcext:value-type="float">
            <text:p>1.68469</text:p>
          </table:table-cell>
          <table:table-cell office:value-type="float" office:value="0.356937" calcext:value-type="float">
            <text:p>0.3569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78.0502" calcext:value-type="float">
            <text:p>78.0502</text:p>
          </table:table-cell>
          <table:table-cell office:value-type="float" office:value="-0.0135117" calcext:value-type="float">
            <text:p>-0.0135117</text:p>
          </table:table-cell>
          <table:table-cell office:value-type="float" office:value="0.124831" calcext:value-type="float">
            <text:p>0.124831</text:p>
          </table:table-cell>
          <table:table-cell office:value-type="float" office:value="434.943" calcext:value-type="float">
            <text:p>434.943</text:p>
          </table:table-cell>
          <table:table-cell office:value-type="float" office:value="2.07875" calcext:value-type="float">
            <text:p>2.07875</text:p>
          </table:table-cell>
          <table:table-cell office:value-type="float" office:value="0.46253" calcext:value-type="float">
            <text:p>0.462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90.6874" calcext:value-type="float">
            <text:p>90.6874</text:p>
          </table:table-cell>
          <table:table-cell office:value-type="float" office:value="0.00127745" calcext:value-type="float">
            <text:p>0.00127745</text:p>
          </table:table-cell>
          <table:table-cell office:value-type="float" office:value="0.110032" calcext:value-type="float">
            <text:p>0.110032</text:p>
          </table:table-cell>
          <table:table-cell office:value-type="float" office:value="177.332" calcext:value-type="float">
            <text:p>177.332</text:p>
          </table:table-cell>
          <table:table-cell office:value-type="float" office:value="1.64789" calcext:value-type="float">
            <text:p>1.64789</text:p>
          </table:table-cell>
          <table:table-cell office:value-type="float" office:value="0.35574" calcext:value-type="float">
            <text:p>0.355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65.8819" calcext:value-type="float">
            <text:p>65.8819</text:p>
          </table:table-cell>
          <table:table-cell office:value-type="float" office:value="-0.00936985" calcext:value-type="float">
            <text:p>-0.00936985</text:p>
          </table:table-cell>
          <table:table-cell office:value-type="float" office:value="0.12659" calcext:value-type="float">
            <text:p>0.12659</text:p>
          </table:table-cell>
          <table:table-cell office:value-type="float" office:value="247.472" calcext:value-type="float">
            <text:p>247.472</text:p>
          </table:table-cell>
          <table:table-cell office:value-type="float" office:value="1.87158" calcext:value-type="float">
            <text:p>1.87158</text:p>
          </table:table-cell>
          <table:table-cell office:value-type="float" office:value="0.423591" calcext:value-type="float">
            <text:p>0.4235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66.0266" calcext:value-type="float">
            <text:p>66.0266</text:p>
          </table:table-cell>
          <table:table-cell office:value-type="float" office:value="-0.00566257" calcext:value-type="float">
            <text:p>-0.00566257</text:p>
          </table:table-cell>
          <table:table-cell office:value-type="float" office:value="0.129645" calcext:value-type="float">
            <text:p>0.129645</text:p>
          </table:table-cell>
          <table:table-cell office:value-type="float" office:value="234.845" calcext:value-type="float">
            <text:p>234.845</text:p>
          </table:table-cell>
          <table:table-cell office:value-type="float" office:value="1.75554" calcext:value-type="float">
            <text:p>1.75554</text:p>
          </table:table-cell>
          <table:table-cell office:value-type="float" office:value="0.396427" calcext:value-type="float">
            <text:p>0.3964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68.8295" calcext:value-type="float">
            <text:p>68.8295</text:p>
          </table:table-cell>
          <table:table-cell office:value-type="float" office:value="0.0113001" calcext:value-type="float">
            <text:p>0.0113001</text:p>
          </table:table-cell>
          <table:table-cell office:value-type="float" office:value="0.132587" calcext:value-type="float">
            <text:p>0.132587</text:p>
          </table:table-cell>
          <table:table-cell office:value-type="float" office:value="325.663" calcext:value-type="float">
            <text:p>325.663</text:p>
          </table:table-cell>
          <table:table-cell office:value-type="float" office:value="1.92252" calcext:value-type="float">
            <text:p>1.92252</text:p>
          </table:table-cell>
          <table:table-cell office:value-type="float" office:value="0.435653" calcext:value-type="float">
            <text:p>0.4356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74.2244" calcext:value-type="float">
            <text:p>74.2244</text:p>
          </table:table-cell>
          <table:table-cell office:value-type="float" office:value="0.00615856" calcext:value-type="float">
            <text:p>0.00615856</text:p>
          </table:table-cell>
          <table:table-cell office:value-type="float" office:value="0.111337" calcext:value-type="float">
            <text:p>0.111337</text:p>
          </table:table-cell>
          <table:table-cell office:value-type="float" office:value="214.818" calcext:value-type="float">
            <text:p>214.818</text:p>
          </table:table-cell>
          <table:table-cell office:value-type="float" office:value="1.71687" calcext:value-type="float">
            <text:p>1.71687</text:p>
          </table:table-cell>
          <table:table-cell office:value-type="float" office:value="0.384225" calcext:value-type="float">
            <text:p>0.3842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67.5474" calcext:value-type="float">
            <text:p>67.5474</text:p>
          </table:table-cell>
          <table:table-cell office:value-type="float" office:value="0.00401566" calcext:value-type="float">
            <text:p>0.00401566</text:p>
          </table:table-cell>
          <table:table-cell office:value-type="float" office:value="0.120701" calcext:value-type="float">
            <text:p>0.120701</text:p>
          </table:table-cell>
          <table:table-cell office:value-type="float" office:value="227.885" calcext:value-type="float">
            <text:p>227.885</text:p>
          </table:table-cell>
          <table:table-cell office:value-type="float" office:value="1.68887" calcext:value-type="float">
            <text:p>1.68887</text:p>
          </table:table-cell>
          <table:table-cell office:value-type="float" office:value="0.372022" calcext:value-type="float">
            <text:p>0.3720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57.9807" calcext:value-type="float">
            <text:p>57.9807</text:p>
          </table:table-cell>
          <table:table-cell office:value-type="float" office:value="-0.0223795" calcext:value-type="float">
            <text:p>-0.0223795</text:p>
          </table:table-cell>
          <table:table-cell office:value-type="float" office:value="0.14139" calcext:value-type="float">
            <text:p>0.14139</text:p>
          </table:table-cell>
          <table:table-cell office:value-type="float" office:value="284.099" calcext:value-type="float">
            <text:p>284.099</text:p>
          </table:table-cell>
          <table:table-cell office:value-type="float" office:value="1.79893" calcext:value-type="float">
            <text:p>1.79893</text:p>
          </table:table-cell>
          <table:table-cell office:value-type="float" office:value="0.395105" calcext:value-type="float">
            <text:p>0.3951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65.7736" calcext:value-type="float">
            <text:p>65.7736</text:p>
          </table:table-cell>
          <table:table-cell office:value-type="float" office:value="-0.016641" calcext:value-type="float">
            <text:p>-0.016641</text:p>
          </table:table-cell>
          <table:table-cell office:value-type="float" office:value="0.123599" calcext:value-type="float">
            <text:p>0.123599</text:p>
          </table:table-cell>
          <table:table-cell office:value-type="float" office:value="295.628" calcext:value-type="float">
            <text:p>295.628</text:p>
          </table:table-cell>
          <table:table-cell office:value-type="float" office:value="1.88857" calcext:value-type="float">
            <text:p>1.88857</text:p>
          </table:table-cell>
          <table:table-cell office:value-type="float" office:value="0.446299" calcext:value-type="float">
            <text:p>0.4462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68.0165" calcext:value-type="float">
            <text:p>68.0165</text:p>
          </table:table-cell>
          <table:table-cell office:value-type="float" office:value="0.00626943" calcext:value-type="float">
            <text:p>0.00626943</text:p>
          </table:table-cell>
          <table:table-cell office:value-type="float" office:value="0.0997183" calcext:value-type="float">
            <text:p>0.0997183</text:p>
          </table:table-cell>
          <table:table-cell office:value-type="float" office:value="3279.93" calcext:value-type="float">
            <text:p>3279.93</text:p>
          </table:table-cell>
          <table:table-cell office:value-type="float" office:value="2.93" calcext:value-type="float">
            <text:p>2.93</text:p>
          </table:table-cell>
          <table:table-cell office:value-type="float" office:value="0.647559" calcext:value-type="float">
            <text:p>0.6475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58.6181" calcext:value-type="float">
            <text:p>58.6181</text:p>
          </table:table-cell>
          <table:table-cell office:value-type="float" office:value="-0.017227" calcext:value-type="float">
            <text:p>-0.017227</text:p>
          </table:table-cell>
          <table:table-cell office:value-type="float" office:value="0.127911" calcext:value-type="float">
            <text:p>0.127911</text:p>
          </table:table-cell>
          <table:table-cell office:value-type="float" office:value="1175.9" calcext:value-type="float">
            <text:p>1175.9</text:p>
          </table:table-cell>
          <table:table-cell office:value-type="float" office:value="2.50198" calcext:value-type="float">
            <text:p>2.50198</text:p>
          </table:table-cell>
          <table:table-cell office:value-type="float" office:value="0.581916" calcext:value-type="float">
            <text:p>0.5819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60.8841" calcext:value-type="float">
            <text:p>60.8841</text:p>
          </table:table-cell>
          <table:table-cell office:value-type="float" office:value="-0.0110864" calcext:value-type="float">
            <text:p>-0.0110864</text:p>
          </table:table-cell>
          <table:table-cell office:value-type="float" office:value="0.122381" calcext:value-type="float">
            <text:p>0.122381</text:p>
          </table:table-cell>
          <table:table-cell office:value-type="float" office:value="400.236" calcext:value-type="float">
            <text:p>400.236</text:p>
          </table:table-cell>
          <table:table-cell office:value-type="float" office:value="1.94665" calcext:value-type="float">
            <text:p>1.94665</text:p>
          </table:table-cell>
          <table:table-cell office:value-type="float" office:value="0.449046" calcext:value-type="float">
            <text:p>0.4490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56.4857" calcext:value-type="float">
            <text:p>56.4857</text:p>
          </table:table-cell>
          <table:table-cell office:value-type="float" office:value="-0.00713624" calcext:value-type="float">
            <text:p>-0.00713624</text:p>
          </table:table-cell>
          <table:table-cell office:value-type="float" office:value="0.140126" calcext:value-type="float">
            <text:p>0.140126</text:p>
          </table:table-cell>
          <table:table-cell office:value-type="float" office:value="2263.7" calcext:value-type="float">
            <text:p>2263.7</text:p>
          </table:table-cell>
          <table:table-cell office:value-type="float" office:value="2.82642" calcext:value-type="float">
            <text:p>2.82642</text:p>
          </table:table-cell>
          <table:table-cell office:value-type="float" office:value="0.65843" calcext:value-type="float">
            <text:p>0.658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52.4095" calcext:value-type="float">
            <text:p>52.4095</text:p>
          </table:table-cell>
          <table:table-cell office:value-type="float" office:value="-0.011711" calcext:value-type="float">
            <text:p>-0.011711</text:p>
          </table:table-cell>
          <table:table-cell office:value-type="float" office:value="0.122893" calcext:value-type="float">
            <text:p>0.122893</text:p>
          </table:table-cell>
          <table:table-cell office:value-type="float" office:value="1266.36" calcext:value-type="float">
            <text:p>1266.36</text:p>
          </table:table-cell>
          <table:table-cell office:value-type="float" office:value="2.51401" calcext:value-type="float">
            <text:p>2.51401</text:p>
          </table:table-cell>
          <table:table-cell office:value-type="float" office:value="0.595506" calcext:value-type="float">
            <text:p>0.5955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50.2837" calcext:value-type="float">
            <text:p>50.2837</text:p>
          </table:table-cell>
          <table:table-cell office:value-type="float" office:value="0.00940311" calcext:value-type="float">
            <text:p>0.00940311</text:p>
          </table:table-cell>
          <table:table-cell office:value-type="float" office:value="0.122427" calcext:value-type="float">
            <text:p>0.122427</text:p>
          </table:table-cell>
          <table:table-cell office:value-type="float" office:value="365.777" calcext:value-type="float">
            <text:p>365.777</text:p>
          </table:table-cell>
          <table:table-cell office:value-type="float" office:value="1.80901" calcext:value-type="float">
            <text:p>1.80901</text:p>
          </table:table-cell>
          <table:table-cell office:value-type="float" office:value="0.382765" calcext:value-type="float">
            <text:p>0.3827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52.3297" calcext:value-type="float">
            <text:p>52.3297</text:p>
          </table:table-cell>
          <table:table-cell office:value-type="float" office:value="-0.00900505" calcext:value-type="float">
            <text:p>-0.00900505</text:p>
          </table:table-cell>
          <table:table-cell office:value-type="float" office:value="0.129496" calcext:value-type="float">
            <text:p>0.129496</text:p>
          </table:table-cell>
          <table:table-cell office:value-type="float" office:value="673.64" calcext:value-type="float">
            <text:p>673.64</text:p>
          </table:table-cell>
          <table:table-cell office:value-type="float" office:value="2.01944" calcext:value-type="float">
            <text:p>2.01944</text:p>
          </table:table-cell>
          <table:table-cell office:value-type="float" office:value="0.443591" calcext:value-type="float">
            <text:p>0.4435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42.6494" calcext:value-type="float">
            <text:p>42.6494</text:p>
          </table:table-cell>
          <table:table-cell office:value-type="float" office:value="-0.00210297" calcext:value-type="float">
            <text:p>-0.00210297</text:p>
          </table:table-cell>
          <table:table-cell office:value-type="float" office:value="0.136064" calcext:value-type="float">
            <text:p>0.136064</text:p>
          </table:table-cell>
          <table:table-cell office:value-type="float" office:value="222879" calcext:value-type="float">
            <text:p>222879</text:p>
          </table:table-cell>
          <table:table-cell office:value-type="float" office:value="4.70576" calcext:value-type="float">
            <text:p>4.70576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44.6551" calcext:value-type="float">
            <text:p>44.6551</text:p>
          </table:table-cell>
          <table:table-cell office:value-type="float" office:value="-0.0148081" calcext:value-type="float">
            <text:p>-0.0148081</text:p>
          </table:table-cell>
          <table:table-cell office:value-type="float" office:value="0.141465" calcext:value-type="float">
            <text:p>0.141465</text:p>
          </table:table-cell>
          <table:table-cell office:value-type="float" office:value="2241.12" calcext:value-type="float">
            <text:p>2241.12</text:p>
          </table:table-cell>
          <table:table-cell office:value-type="float" office:value="2.66492" calcext:value-type="float">
            <text:p>2.66492</text:p>
          </table:table-cell>
          <table:table-cell office:value-type="float" office:value="0.614819" calcext:value-type="float">
            <text:p>0.6148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42.6522" calcext:value-type="float">
            <text:p>42.6522</text:p>
          </table:table-cell>
          <table:table-cell office:value-type="float" office:value="0.0125242" calcext:value-type="float">
            <text:p>0.0125242</text:p>
          </table:table-cell>
          <table:table-cell office:value-type="float" office:value="0.137535" calcext:value-type="float">
            <text:p>0.137535</text:p>
          </table:table-cell>
          <table:table-cell office:value-type="float" office:value="1470.23" calcext:value-type="float">
            <text:p>1470.23</text:p>
          </table:table-cell>
          <table:table-cell office:value-type="float" office:value="2.43902" calcext:value-type="float">
            <text:p>2.43902</text:p>
          </table:table-cell>
          <table:table-cell office:value-type="float" office:value="0.557861" calcext:value-type="float">
            <text:p>0.5578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2" calcext:value-type="float">
            <text:p>352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51.0607" calcext:value-type="float">
            <text:p>51.0607</text:p>
          </table:table-cell>
          <table:table-cell office:value-type="float" office:value="-0.0126782" calcext:value-type="float">
            <text:p>-0.0126782</text:p>
          </table:table-cell>
          <table:table-cell office:value-type="float" office:value="0.113867" calcext:value-type="float">
            <text:p>0.113867</text:p>
          </table:table-cell>
          <table:table-cell office:value-type="float" office:value="724.899" calcext:value-type="float">
            <text:p>724.899</text:p>
          </table:table-cell>
          <table:table-cell office:value-type="float" office:value="2.02434" calcext:value-type="float">
            <text:p>2.02434</text:p>
          </table:table-cell>
          <table:table-cell office:value-type="float" office:value="0.455556" calcext:value-type="float">
            <text:p>0.4555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4" calcext:value-type="float">
            <text:p>354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45.4059" calcext:value-type="float">
            <text:p>45.4059</text:p>
          </table:table-cell>
          <table:table-cell office:value-type="float" office:value="-0.0111774" calcext:value-type="float">
            <text:p>-0.0111774</text:p>
          </table:table-cell>
          <table:table-cell office:value-type="float" office:value="0.113706" calcext:value-type="float">
            <text:p>0.113706</text:p>
          </table:table-cell>
          <table:table-cell office:value-type="float" office:value="27126.4" calcext:value-type="float">
            <text:p>27126.4</text:p>
          </table:table-cell>
          <table:table-cell office:value-type="float" office:value="3.49773" calcext:value-type="float">
            <text:p>3.49773</text:p>
          </table:table-cell>
          <table:table-cell office:value-type="float" office:value="0.709057" calcext:value-type="float">
            <text:p>0.7090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6" calcext:value-type="float">
            <text:p>356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44.8311" calcext:value-type="float">
            <text:p>44.8311</text:p>
          </table:table-cell>
          <table:table-cell office:value-type="float" office:value="-0.0129232" calcext:value-type="float">
            <text:p>-0.0129232</text:p>
          </table:table-cell>
          <table:table-cell office:value-type="float" office:value="0.125137" calcext:value-type="float">
            <text:p>0.125137</text:p>
          </table:table-cell>
          <table:table-cell office:value-type="float" office:value="172.831" calcext:value-type="float">
            <text:p>172.831</text:p>
          </table:table-cell>
          <table:table-cell office:value-type="float" office:value="1.51447" calcext:value-type="float">
            <text:p>1.51447</text:p>
          </table:table-cell>
          <table:table-cell office:value-type="float" office:value="0.356845" calcext:value-type="float">
            <text:p>0.3568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3.1151" calcext:value-type="float">
            <text:p>33.1151</text:p>
          </table:table-cell>
          <table:table-cell office:value-type="float" office:value="0.00130627" calcext:value-type="float">
            <text:p>0.00130627</text:p>
          </table:table-cell>
          <table:table-cell office:value-type="float" office:value="0.134192" calcext:value-type="float">
            <text:p>0.134192</text:p>
          </table:table-cell>
          <table:table-cell office:value-type="float" office:value="144.108" calcext:value-type="float">
            <text:p>144.108</text:p>
          </table:table-cell>
          <table:table-cell office:value-type="float" office:value="1.35358" calcext:value-type="float">
            <text:p>1.35358</text:p>
          </table:table-cell>
          <table:table-cell office:value-type="float" office:value="0.307555" calcext:value-type="float">
            <text:p>0.3075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46.7721" calcext:value-type="float">
            <text:p>46.7721</text:p>
          </table:table-cell>
          <table:table-cell office:value-type="float" office:value="-0.00644283" calcext:value-type="float">
            <text:p>-0.00644283</text:p>
          </table:table-cell>
          <table:table-cell office:value-type="float" office:value="0.122181" calcext:value-type="float">
            <text:p>0.122181</text:p>
          </table:table-cell>
          <table:table-cell office:value-type="float" office:value="1832.58" calcext:value-type="float">
            <text:p>1832.58</text:p>
          </table:table-cell>
          <table:table-cell office:value-type="float" office:value="2.28823" calcext:value-type="float">
            <text:p>2.28823</text:p>
          </table:table-cell>
          <table:table-cell office:value-type="float" office:value="0.491541" calcext:value-type="float">
            <text:p>0.4915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43.4136" calcext:value-type="float">
            <text:p>43.4136</text:p>
          </table:table-cell>
          <table:table-cell office:value-type="float" office:value="-0.00451503" calcext:value-type="float">
            <text:p>-0.00451503</text:p>
          </table:table-cell>
          <table:table-cell office:value-type="float" office:value="0.125384" calcext:value-type="float">
            <text:p>0.125384</text:p>
          </table:table-cell>
          <table:table-cell office:value-type="float" office:value="233.654" calcext:value-type="float">
            <text:p>233.654</text:p>
          </table:table-cell>
          <table:table-cell office:value-type="float" office:value="1.55353" calcext:value-type="float">
            <text:p>1.55353</text:p>
          </table:table-cell>
          <table:table-cell office:value-type="float" office:value="0.36917" calcext:value-type="float">
            <text:p>0.369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37.9174" calcext:value-type="float">
            <text:p>37.9174</text:p>
          </table:table-cell>
          <table:table-cell office:value-type="float" office:value="-0.00786382" calcext:value-type="float">
            <text:p>-0.00786382</text:p>
          </table:table-cell>
          <table:table-cell office:value-type="float" office:value="0.136501" calcext:value-type="float">
            <text:p>0.136501</text:p>
          </table:table-cell>
          <table:table-cell office:value-type="float" office:value="115.131" calcext:value-type="float">
            <text:p>115.131</text:p>
          </table:table-cell>
          <table:table-cell office:value-type="float" office:value="1.23906" calcext:value-type="float">
            <text:p>1.23906</text:p>
          </table:table-cell>
          <table:table-cell office:value-type="float" office:value="0.262826" calcext:value-type="float">
            <text:p>0.2628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3.2357" calcext:value-type="float">
            <text:p>33.2357</text:p>
          </table:table-cell>
          <table:table-cell office:value-type="float" office:value="-0.0146131" calcext:value-type="float">
            <text:p>-0.0146131</text:p>
          </table:table-cell>
          <table:table-cell office:value-type="float" office:value="0.1319" calcext:value-type="float">
            <text:p>0.1319</text:p>
          </table:table-cell>
          <table:table-cell office:value-type="float" office:value="153.983" calcext:value-type="float">
            <text:p>153.983</text:p>
          </table:table-cell>
          <table:table-cell office:value-type="float" office:value="1.38928" calcext:value-type="float">
            <text:p>1.38928</text:p>
          </table:table-cell>
          <table:table-cell office:value-type="float" office:value="0.320307" calcext:value-type="float">
            <text:p>0.3203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37.0721" calcext:value-type="float">
            <text:p>37.0721</text:p>
          </table:table-cell>
          <table:table-cell office:value-type="float" office:value="-0.0364137" calcext:value-type="float">
            <text:p>-0.0364137</text:p>
          </table:table-cell>
          <table:table-cell office:value-type="float" office:value="0.121372" calcext:value-type="float">
            <text:p>0.121372</text:p>
          </table:table-cell>
          <table:table-cell office:value-type="float" office:value="293.395" calcext:value-type="float">
            <text:p>293.395</text:p>
          </table:table-cell>
          <table:table-cell office:value-type="float" office:value="1.61692" calcext:value-type="float">
            <text:p>1.61692</text:p>
          </table:table-cell>
          <table:table-cell office:value-type="float" office:value="0.367162" calcext:value-type="float">
            <text:p>0.3671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34.5171" calcext:value-type="float">
            <text:p>34.5171</text:p>
          </table:table-cell>
          <table:table-cell office:value-type="float" office:value="-0.0210154" calcext:value-type="float">
            <text:p>-0.0210154</text:p>
          </table:table-cell>
          <table:table-cell office:value-type="float" office:value="0.12876" calcext:value-type="float">
            <text:p>0.12876</text:p>
          </table:table-cell>
          <table:table-cell office:value-type="float" office:value="292.508" calcext:value-type="float">
            <text:p>292.508</text:p>
          </table:table-cell>
          <table:table-cell office:value-type="float" office:value="1.62593" calcext:value-type="float">
            <text:p>1.62593</text:p>
          </table:table-cell>
          <table:table-cell office:value-type="float" office:value="0.375755" calcext:value-type="float">
            <text:p>0.3757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2" calcext:value-type="float">
            <text:p>372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37.8264" calcext:value-type="float">
            <text:p>37.8264</text:p>
          </table:table-cell>
          <table:table-cell office:value-type="float" office:value="0.0102055" calcext:value-type="float">
            <text:p>0.0102055</text:p>
          </table:table-cell>
          <table:table-cell office:value-type="float" office:value="0.105823" calcext:value-type="float">
            <text:p>0.105823</text:p>
          </table:table-cell>
          <table:table-cell office:value-type="float" office:value="347.204" calcext:value-type="float">
            <text:p>347.204</text:p>
          </table:table-cell>
          <table:table-cell office:value-type="float" office:value="1.67432" calcext:value-type="float">
            <text:p>1.67432</text:p>
          </table:table-cell>
          <table:table-cell office:value-type="float" office:value="0.400587" calcext:value-type="float">
            <text:p>0.4005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32.962" calcext:value-type="float">
            <text:p>32.962</text:p>
          </table:table-cell>
          <table:table-cell office:value-type="float" office:value="0.00178759" calcext:value-type="float">
            <text:p>0.00178759</text:p>
          </table:table-cell>
          <table:table-cell office:value-type="float" office:value="0.133606" calcext:value-type="float">
            <text:p>0.133606</text:p>
          </table:table-cell>
          <table:table-cell office:value-type="float" office:value="180.776" calcext:value-type="float">
            <text:p>180.776</text:p>
          </table:table-cell>
          <table:table-cell office:value-type="float" office:value="1.39127" calcext:value-type="float">
            <text:p>1.39127</text:p>
          </table:table-cell>
          <table:table-cell office:value-type="float" office:value="0.309082" calcext:value-type="float">
            <text:p>0.3090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6" calcext:value-type="float">
            <text:p>376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43.6452" calcext:value-type="float">
            <text:p>43.6452</text:p>
          </table:table-cell>
          <table:table-cell office:value-type="float" office:value="-0.0131408" calcext:value-type="float">
            <text:p>-0.0131408</text:p>
          </table:table-cell>
          <table:table-cell office:value-type="float" office:value="0.0982914" calcext:value-type="float">
            <text:p>0.0982914</text:p>
          </table:table-cell>
          <table:table-cell office:value-type="float" office:value="256.272" calcext:value-type="float">
            <text:p>256.272</text:p>
          </table:table-cell>
          <table:table-cell office:value-type="float" office:value="1.55677" calcext:value-type="float">
            <text:p>1.55677</text:p>
          </table:table-cell>
          <table:table-cell office:value-type="float" office:value="0.365209" calcext:value-type="float">
            <text:p>0.3652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33.4398" calcext:value-type="float">
            <text:p>33.4398</text:p>
          </table:table-cell>
          <table:table-cell office:value-type="float" office:value="0.0135334" calcext:value-type="float">
            <text:p>0.0135334</text:p>
          </table:table-cell>
          <table:table-cell office:value-type="float" office:value="0.125989" calcext:value-type="float">
            <text:p>0.125989</text:p>
          </table:table-cell>
          <table:table-cell office:value-type="float" office:value="296.441" calcext:value-type="float">
            <text:p>296.441</text:p>
          </table:table-cell>
          <table:table-cell office:value-type="float" office:value="1.56371" calcext:value-type="float">
            <text:p>1.56371</text:p>
          </table:table-cell>
          <table:table-cell office:value-type="float" office:value="0.362492" calcext:value-type="float">
            <text:p>0.3624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8.3353" calcext:value-type="float">
            <text:p>38.3353</text:p>
          </table:table-cell>
          <table:table-cell office:value-type="float" office:value="0.00372629" calcext:value-type="float">
            <text:p>0.00372629</text:p>
          </table:table-cell>
          <table:table-cell office:value-type="float" office:value="0.0929497" calcext:value-type="float">
            <text:p>0.0929497</text:p>
          </table:table-cell>
          <table:table-cell office:value-type="float" office:value="343.573" calcext:value-type="float">
            <text:p>343.573</text:p>
          </table:table-cell>
          <table:table-cell office:value-type="float" office:value="1.6197" calcext:value-type="float">
            <text:p>1.6197</text:p>
          </table:table-cell>
          <table:table-cell office:value-type="float" office:value="0.382169" calcext:value-type="float">
            <text:p>0.3821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25.6913" calcext:value-type="float">
            <text:p>25.6913</text:p>
          </table:table-cell>
          <table:table-cell office:value-type="float" office:value="0.0113235" calcext:value-type="float">
            <text:p>0.0113235</text:p>
          </table:table-cell>
          <table:table-cell office:value-type="float" office:value="0.127953" calcext:value-type="float">
            <text:p>0.127953</text:p>
          </table:table-cell>
          <table:table-cell office:value-type="float" office:value="164.447" calcext:value-type="float">
            <text:p>164.447</text:p>
          </table:table-cell>
          <table:table-cell office:value-type="float" office:value="1.24204" calcext:value-type="float">
            <text:p>1.24204</text:p>
          </table:table-cell>
          <table:table-cell office:value-type="float" office:value="0.267046" calcext:value-type="float">
            <text:p>0.2670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4" calcext:value-type="float">
            <text:p>384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29.1567" calcext:value-type="float">
            <text:p>29.1567</text:p>
          </table:table-cell>
          <table:table-cell office:value-type="float" office:value="0.000431925" calcext:value-type="float">
            <text:p>0.000431925</text:p>
          </table:table-cell>
          <table:table-cell office:value-type="float" office:value="0.123809" calcext:value-type="float">
            <text:p>0.123809</text:p>
          </table:table-cell>
          <table:table-cell office:value-type="float" office:value="20019.5" calcext:value-type="float">
            <text:p>20019.5</text:p>
          </table:table-cell>
          <table:table-cell office:value-type="float" office:value="3.19508" calcext:value-type="float">
            <text:p>3.19508</text:p>
          </table:table-cell>
          <table:table-cell office:value-type="float" office:value="0.666698" calcext:value-type="float">
            <text:p>0.6666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6" calcext:value-type="float">
            <text:p>386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5.018" calcext:value-type="float">
            <text:p>25.018</text:p>
          </table:table-cell>
          <table:table-cell office:value-type="float" office:value="-0.00171095" calcext:value-type="float">
            <text:p>-0.00171095</text:p>
          </table:table-cell>
          <table:table-cell office:value-type="float" office:value="0.127886" calcext:value-type="float">
            <text:p>0.127886</text:p>
          </table:table-cell>
          <table:table-cell office:value-type="float" office:value="290.768" calcext:value-type="float">
            <text:p>290.768</text:p>
          </table:table-cell>
          <table:table-cell office:value-type="float" office:value="1.58108" calcext:value-type="float">
            <text:p>1.58108</text:p>
          </table:table-cell>
          <table:table-cell office:value-type="float" office:value="0.386591" calcext:value-type="float">
            <text:p>0.3865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5.425" calcext:value-type="float">
            <text:p>25.425</text:p>
          </table:table-cell>
          <table:table-cell office:value-type="float" office:value="-0.0140766" calcext:value-type="float">
            <text:p>-0.0140766</text:p>
          </table:table-cell>
          <table:table-cell office:value-type="float" office:value="0.129494" calcext:value-type="float">
            <text:p>0.129494</text:p>
          </table:table-cell>
          <table:table-cell office:value-type="float" office:value="6495.27" calcext:value-type="float">
            <text:p>6495.27</text:p>
          </table:table-cell>
          <table:table-cell office:value-type="float" office:value="2.77749" calcext:value-type="float">
            <text:p>2.77749</text:p>
          </table:table-cell>
          <table:table-cell office:value-type="float" office:value="0.60711" calcext:value-type="float">
            <text:p>0.607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0.4734" calcext:value-type="float">
            <text:p>30.4734</text:p>
          </table:table-cell>
          <table:table-cell office:value-type="float" office:value="-0.0430516" calcext:value-type="float">
            <text:p>-0.0430516</text:p>
          </table:table-cell>
          <table:table-cell office:value-type="float" office:value="0.107943" calcext:value-type="float">
            <text:p>0.107943</text:p>
          </table:table-cell>
          <table:table-cell office:value-type="float" office:value="309.672" calcext:value-type="float">
            <text:p>309.672</text:p>
          </table:table-cell>
          <table:table-cell office:value-type="float" office:value="1.49425" calcext:value-type="float">
            <text:p>1.49425</text:p>
          </table:table-cell>
          <table:table-cell office:value-type="float" office:value="0.335468" calcext:value-type="float">
            <text:p>0.3354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24.7588" calcext:value-type="float">
            <text:p>24.7588</text:p>
          </table:table-cell>
          <table:table-cell office:value-type="float" office:value="0.0065811" calcext:value-type="float">
            <text:p>0.0065811</text:p>
          </table:table-cell>
          <table:table-cell office:value-type="float" office:value="0.0949696" calcext:value-type="float">
            <text:p>0.0949696</text:p>
          </table:table-cell>
          <table:table-cell office:value-type="float" office:value="317.903" calcext:value-type="float">
            <text:p>317.903</text:p>
          </table:table-cell>
          <table:table-cell office:value-type="float" office:value="1.50304" calcext:value-type="float">
            <text:p>1.50304</text:p>
          </table:table-cell>
          <table:table-cell office:value-type="float" office:value="0.34159" calcext:value-type="float">
            <text:p>0.341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4" calcext:value-type="float">
            <text:p>394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31.8345" calcext:value-type="float">
            <text:p>31.8345</text:p>
          </table:table-cell>
          <table:table-cell office:value-type="float" office:value="0.00773846" calcext:value-type="float">
            <text:p>0.00773846</text:p>
          </table:table-cell>
          <table:table-cell office:value-type="float" office:value="0.122591" calcext:value-type="float">
            <text:p>0.122591</text:p>
          </table:table-cell>
          <table:table-cell office:value-type="float" office:value="246.093" calcext:value-type="float">
            <text:p>246.093</text:p>
          </table:table-cell>
          <table:table-cell office:value-type="float" office:value="1.51107" calcext:value-type="float">
            <text:p>1.51107</text:p>
          </table:table-cell>
          <table:table-cell office:value-type="float" office:value="0.3693" calcext:value-type="float">
            <text:p>0.36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26.1888" calcext:value-type="float">
            <text:p>26.1888</text:p>
          </table:table-cell>
          <table:table-cell office:value-type="float" office:value="-0.0278302" calcext:value-type="float">
            <text:p>-0.0278302</text:p>
          </table:table-cell>
          <table:table-cell office:value-type="float" office:value="0.1095" calcext:value-type="float">
            <text:p>0.1095</text:p>
          </table:table-cell>
          <table:table-cell office:value-type="float" office:value="1276.9" calcext:value-type="float">
            <text:p>1276.9</text:p>
          </table:table-cell>
          <table:table-cell office:value-type="float" office:value="2.06697" calcext:value-type="float">
            <text:p>2.06697</text:p>
          </table:table-cell>
          <table:table-cell office:value-type="float" office:value="0.483858" calcext:value-type="float">
            <text:p>0.4838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6.197" calcext:value-type="float">
            <text:p>26.197</text:p>
          </table:table-cell>
          <table:table-cell office:value-type="float" office:value="-0.0161063" calcext:value-type="float">
            <text:p>-0.0161063</text:p>
          </table:table-cell>
          <table:table-cell office:value-type="float" office:value="0.110225" calcext:value-type="float">
            <text:p>0.110225</text:p>
          </table:table-cell>
          <table:table-cell office:value-type="float" office:value="870.136" calcext:value-type="float">
            <text:p>870.136</text:p>
          </table:table-cell>
          <table:table-cell office:value-type="float" office:value="1.84882" calcext:value-type="float">
            <text:p>1.84882</text:p>
          </table:table-cell>
          <table:table-cell office:value-type="float" office:value="0.419892" calcext:value-type="float">
            <text:p>0.4198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15.7929" calcext:value-type="float">
            <text:p>15.7929</text:p>
          </table:table-cell>
          <table:table-cell office:value-type="float" office:value="-0.0244352" calcext:value-type="float">
            <text:p>-0.0244352</text:p>
          </table:table-cell>
          <table:table-cell office:value-type="float" office:value="0.137942" calcext:value-type="float">
            <text:p>0.137942</text:p>
          </table:table-cell>
          <table:table-cell office:value-type="float" office:value="537.532" calcext:value-type="float">
            <text:p>537.532</text:p>
          </table:table-cell>
          <table:table-cell office:value-type="float" office:value="1.75509" calcext:value-type="float">
            <text:p>1.75509</text:p>
          </table:table-cell>
          <table:table-cell office:value-type="float" office:value="0.419908" calcext:value-type="float">
            <text:p>0.4199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17.6086" calcext:value-type="float">
            <text:p>17.6086</text:p>
          </table:table-cell>
          <table:table-cell office:value-type="float" office:value="-0.0251015" calcext:value-type="float">
            <text:p>-0.0251015</text:p>
          </table:table-cell>
          <table:table-cell office:value-type="float" office:value="0.130025" calcext:value-type="float">
            <text:p>0.130025</text:p>
          </table:table-cell>
          <table:table-cell office:value-type="float" office:value="437.135" calcext:value-type="float">
            <text:p>437.135</text:p>
          </table:table-cell>
          <table:table-cell office:value-type="float" office:value="1.59638" calcext:value-type="float">
            <text:p>1.59638</text:p>
          </table:table-cell>
          <table:table-cell office:value-type="float" office:value="0.379493" calcext:value-type="float">
            <text:p>0.3794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18.0814" calcext:value-type="float">
            <text:p>18.0814</text:p>
          </table:table-cell>
          <table:table-cell office:value-type="float" office:value="-0.0152119" calcext:value-type="float">
            <text:p>-0.0152119</text:p>
          </table:table-cell>
          <table:table-cell office:value-type="float" office:value="0.154458" calcext:value-type="float">
            <text:p>0.154458</text:p>
          </table:table-cell>
          <table:table-cell office:value-type="float" office:value="295.594" calcext:value-type="float">
            <text:p>295.594</text:p>
          </table:table-cell>
          <table:table-cell office:value-type="float" office:value="1.35252" calcext:value-type="float">
            <text:p>1.35252</text:p>
          </table:table-cell>
          <table:table-cell office:value-type="float" office:value="0.284341" calcext:value-type="float">
            <text:p>0.2843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6" calcext:value-type="float">
            <text:p>406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16.0004" calcext:value-type="float">
            <text:p>16.0004</text:p>
          </table:table-cell>
          <table:table-cell office:value-type="float" office:value="-0.0146681" calcext:value-type="float">
            <text:p>-0.0146681</text:p>
          </table:table-cell>
          <table:table-cell office:value-type="float" office:value="0.149932" calcext:value-type="float">
            <text:p>0.149932</text:p>
          </table:table-cell>
          <table:table-cell office:value-type="float" office:value="351.153" calcext:value-type="float">
            <text:p>351.153</text:p>
          </table:table-cell>
          <table:table-cell office:value-type="float" office:value="1.52986" calcext:value-type="float">
            <text:p>1.52986</text:p>
          </table:table-cell>
          <table:table-cell office:value-type="float" office:value="0.35905" calcext:value-type="float">
            <text:p>0.35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13.3428" calcext:value-type="float">
            <text:p>13.3428</text:p>
          </table:table-cell>
          <table:table-cell office:value-type="float" office:value="-0.0287688" calcext:value-type="float">
            <text:p>-0.0287688</text:p>
          </table:table-cell>
          <table:table-cell office:value-type="float" office:value="0.122429" calcext:value-type="float">
            <text:p>0.122429</text:p>
          </table:table-cell>
          <table:table-cell office:value-type="float" office:value="341.368" calcext:value-type="float">
            <text:p>341.368</text:p>
          </table:table-cell>
          <table:table-cell office:value-type="float" office:value="1.50656" calcext:value-type="float">
            <text:p>1.50656</text:p>
          </table:table-cell>
          <table:table-cell office:value-type="float" office:value="0.354369" calcext:value-type="float">
            <text:p>0.3543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0" calcext:value-type="float">
            <text:p>410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12.0529" calcext:value-type="float">
            <text:p>12.0529</text:p>
          </table:table-cell>
          <table:table-cell office:value-type="float" office:value="-0.0119926" calcext:value-type="float">
            <text:p>-0.0119926</text:p>
          </table:table-cell>
          <table:table-cell office:value-type="float" office:value="0.152419" calcext:value-type="float">
            <text:p>0.152419</text:p>
          </table:table-cell>
          <table:table-cell office:value-type="float" office:value="111.042" calcext:value-type="float">
            <text:p>111.042</text:p>
          </table:table-cell>
          <table:table-cell office:value-type="float" office:value="1.07752" calcext:value-type="float">
            <text:p>1.07752</text:p>
          </table:table-cell>
          <table:table-cell office:value-type="float" office:value="0.22953" calcext:value-type="float">
            <text:p>0.229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2" calcext:value-type="float">
            <text:p>412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19.874" calcext:value-type="float">
            <text:p>19.874</text:p>
          </table:table-cell>
          <table:table-cell office:value-type="float" office:value="-0.0101333" calcext:value-type="float">
            <text:p>-0.0101333</text:p>
          </table:table-cell>
          <table:table-cell office:value-type="float" office:value="0.127691" calcext:value-type="float">
            <text:p>0.127691</text:p>
          </table:table-cell>
          <table:table-cell office:value-type="float" office:value="190.708" calcext:value-type="float">
            <text:p>190.708</text:p>
          </table:table-cell>
          <table:table-cell office:value-type="float" office:value="1.41181" calcext:value-type="float">
            <text:p>1.41181</text:p>
          </table:table-cell>
          <table:table-cell office:value-type="float" office:value="0.362047" calcext:value-type="float">
            <text:p>0.362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16.0695" calcext:value-type="float">
            <text:p>16.0695</text:p>
          </table:table-cell>
          <table:table-cell office:value-type="float" office:value="0.00148555" calcext:value-type="float">
            <text:p>0.00148555</text:p>
          </table:table-cell>
          <table:table-cell office:value-type="float" office:value="0.100769" calcext:value-type="float">
            <text:p>0.100769</text:p>
          </table:table-cell>
          <table:table-cell office:value-type="float" office:value="190.585" calcext:value-type="float">
            <text:p>190.585</text:p>
          </table:table-cell>
          <table:table-cell office:value-type="float" office:value="1.30734" calcext:value-type="float">
            <text:p>1.30734</text:p>
          </table:table-cell>
          <table:table-cell office:value-type="float" office:value="0.320656" calcext:value-type="float">
            <text:p>0.320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12.1269" calcext:value-type="float">
            <text:p>12.1269</text:p>
          </table:table-cell>
          <table:table-cell office:value-type="float" office:value="-0.000299859" calcext:value-type="float">
            <text:p>-0.000299859</text:p>
          </table:table-cell>
          <table:table-cell office:value-type="float" office:value="0.137212" calcext:value-type="float">
            <text:p>0.137212</text:p>
          </table:table-cell>
          <table:table-cell office:value-type="float" office:value="239.366" calcext:value-type="float">
            <text:p>239.366</text:p>
          </table:table-cell>
          <table:table-cell office:value-type="float" office:value="1.37738" calcext:value-type="float">
            <text:p>1.37738</text:p>
          </table:table-cell>
          <table:table-cell office:value-type="float" office:value="0.330515" calcext:value-type="float">
            <text:p>0.3305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15.6599" calcext:value-type="float">
            <text:p>15.6599</text:p>
          </table:table-cell>
          <table:table-cell office:value-type="float" office:value="-0.00718721" calcext:value-type="float">
            <text:p>-0.00718721</text:p>
          </table:table-cell>
          <table:table-cell office:value-type="float" office:value="0.143203" calcext:value-type="float">
            <text:p>0.143203</text:p>
          </table:table-cell>
          <table:table-cell office:value-type="float" office:value="8967.04" calcext:value-type="float">
            <text:p>8967.04</text:p>
          </table:table-cell>
          <table:table-cell office:value-type="float" office:value="2.35798" calcext:value-type="float">
            <text:p>2.35798</text:p>
          </table:table-cell>
          <table:table-cell office:value-type="float" office:value="0.481855" calcext:value-type="float">
            <text:p>0.4818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16.1464" calcext:value-type="float">
            <text:p>16.1464</text:p>
          </table:table-cell>
          <table:table-cell office:value-type="float" office:value="0.0133407" calcext:value-type="float">
            <text:p>0.0133407</text:p>
          </table:table-cell>
          <table:table-cell office:value-type="float" office:value="0.104946" calcext:value-type="float">
            <text:p>0.104946</text:p>
          </table:table-cell>
          <table:table-cell office:value-type="float" office:value="166.046" calcext:value-type="float">
            <text:p>166.046</text:p>
          </table:table-cell>
          <table:table-cell office:value-type="float" office:value="1.20238" calcext:value-type="float">
            <text:p>1.20238</text:p>
          </table:table-cell>
          <table:table-cell office:value-type="float" office:value="0.276965" calcext:value-type="float">
            <text:p>0.2769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15.4287" calcext:value-type="float">
            <text:p>15.4287</text:p>
          </table:table-cell>
          <table:table-cell office:value-type="float" office:value="-0.0312373" calcext:value-type="float">
            <text:p>-0.0312373</text:p>
          </table:table-cell>
          <table:table-cell office:value-type="float" office:value="0.108001" calcext:value-type="float">
            <text:p>0.108001</text:p>
          </table:table-cell>
          <table:table-cell office:value-type="float" office:value="1078.98" calcext:value-type="float">
            <text:p>1078.98</text:p>
          </table:table-cell>
          <table:table-cell office:value-type="float" office:value="2.21564" calcext:value-type="float">
            <text:p>2.21564</text:p>
          </table:table-cell>
          <table:table-cell office:value-type="float" office:value="0.555711" calcext:value-type="float">
            <text:p>0.5557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4" calcext:value-type="float">
            <text:p>424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10.9979" calcext:value-type="float">
            <text:p>10.9979</text:p>
          </table:table-cell>
          <table:table-cell office:value-type="float" office:value="-0.0488174" calcext:value-type="float">
            <text:p>-0.0488174</text:p>
          </table:table-cell>
          <table:table-cell office:value-type="float" office:value="0.152256" calcext:value-type="float">
            <text:p>0.152256</text:p>
          </table:table-cell>
          <table:table-cell office:value-type="float" office:value="39.6877" calcext:value-type="float">
            <text:p>39.6877</text:p>
          </table:table-cell>
          <table:table-cell office:value-type="float" office:value="0.751259" calcext:value-type="float">
            <text:p>0.751259</text:p>
          </table:table-cell>
          <table:table-cell office:value-type="float" office:value="0.127977" calcext:value-type="float">
            <text:p>0.1279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6" calcext:value-type="float">
            <text:p>426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14.0195" calcext:value-type="float">
            <text:p>14.0195</text:p>
          </table:table-cell>
          <table:table-cell office:value-type="float" office:value="-0.053102" calcext:value-type="float">
            <text:p>-0.053102</text:p>
          </table:table-cell>
          <table:table-cell office:value-type="float" office:value="0.128968" calcext:value-type="float">
            <text:p>0.128968</text:p>
          </table:table-cell>
          <table:table-cell office:value-type="float" office:value="43.1555" calcext:value-type="float">
            <text:p>43.1555</text:p>
          </table:table-cell>
          <table:table-cell office:value-type="float" office:value="0.911107" calcext:value-type="float">
            <text:p>0.911107</text:p>
          </table:table-cell>
          <table:table-cell office:value-type="float" office:value="0.215753" calcext:value-type="float">
            <text:p>0.2157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17.4786" calcext:value-type="float">
            <text:p>17.4786</text:p>
          </table:table-cell>
          <table:table-cell office:value-type="float" office:value="-0.0148354" calcext:value-type="float">
            <text:p>-0.0148354</text:p>
          </table:table-cell>
          <table:table-cell office:value-type="float" office:value="0.0992825" calcext:value-type="float">
            <text:p>0.0992825</text:p>
          </table:table-cell>
          <table:table-cell office:value-type="float" office:value="42.0167" calcext:value-type="float">
            <text:p>42.0167</text:p>
          </table:table-cell>
          <table:table-cell office:value-type="float" office:value="2.67088" calcext:value-type="float">
            <text:p>2.67088</text:p>
          </table:table-cell>
          <table:table-cell office:value-type="float" office:value="0.878621" calcext:value-type="float">
            <text:p>0.8786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12.7349" calcext:value-type="float">
            <text:p>12.7349</text:p>
          </table:table-cell>
          <table:table-cell office:value-type="float" office:value="-0.014988" calcext:value-type="float">
            <text:p>-0.014988</text:p>
          </table:table-cell>
          <table:table-cell office:value-type="float" office:value="0.128116" calcext:value-type="float">
            <text:p>0.128116</text:p>
          </table:table-cell>
          <table:table-cell office:value-type="float" office:value="183.284" calcext:value-type="float">
            <text:p>183.284</text:p>
          </table:table-cell>
          <table:table-cell office:value-type="float" office:value="1.7635" calcext:value-type="float">
            <text:p>1.7635</text:p>
          </table:table-cell>
          <table:table-cell office:value-type="float" office:value="0.496021" calcext:value-type="float">
            <text:p>0.496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2" calcext:value-type="float">
            <text:p>432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11.5395" calcext:value-type="float">
            <text:p>11.5395</text:p>
          </table:table-cell>
          <table:table-cell office:value-type="float" office:value="0.022441" calcext:value-type="float">
            <text:p>0.022441</text:p>
          </table:table-cell>
          <table:table-cell office:value-type="float" office:value="0.142813" calcext:value-type="float">
            <text:p>0.142813</text:p>
          </table:table-cell>
          <table:table-cell office:value-type="float" office:value="9.28891" calcext:value-type="float">
            <text:p>9.28891</text:p>
          </table:table-cell>
          <table:table-cell office:value-type="float" office:value="0.622525" calcext:value-type="float">
            <text:p>0.622525</text:p>
          </table:table-cell>
          <table:table-cell office:value-type="float" office:value="0.13124" calcext:value-type="float">
            <text:p>0.131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16.9724" calcext:value-type="float">
            <text:p>16.9724</text:p>
          </table:table-cell>
          <table:table-cell office:value-type="float" office:value="-0.0214834" calcext:value-type="float">
            <text:p>-0.0214834</text:p>
          </table:table-cell>
          <table:table-cell office:value-type="float" office:value="0.115094" calcext:value-type="float">
            <text:p>0.115094</text:p>
          </table:table-cell>
          <table:table-cell office:value-type="float" office:value="364915" calcext:value-type="float">
            <text:p>364915</text:p>
          </table:table-cell>
          <table:table-cell office:value-type="float" office:value="3.34053" calcext:value-type="float">
            <text:p>3.34053</text:p>
          </table:table-cell>
          <table:table-cell office:value-type="float" office:value="0.606538" calcext:value-type="float">
            <text:p>0.6065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6" calcext:value-type="float">
            <text:p>436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16.3468" calcext:value-type="float">
            <text:p>16.3468</text:p>
          </table:table-cell>
          <table:table-cell office:value-type="float" office:value="0.00534072" calcext:value-type="float">
            <text:p>0.00534072</text:p>
          </table:table-cell>
          <table:table-cell office:value-type="float" office:value="0.109799" calcext:value-type="float">
            <text:p>0.109799</text:p>
          </table:table-cell>
          <table:table-cell office:value-type="float" office:value="13019000" calcext:value-type="float">
            <text:p>13019000</text:p>
          </table:table-cell>
          <table:table-cell office:value-type="float" office:value="4.49603" calcext:value-type="float">
            <text:p>4.49603</text:p>
          </table:table-cell>
          <table:table-cell office:value-type="float" office:value="0.747756" calcext:value-type="float">
            <text:p>0.7477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6" calcext:value-type="float">
            <text:p>436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16.3353" calcext:value-type="float">
            <text:p>16.3353</text:p>
          </table:table-cell>
          <table:table-cell office:value-type="float" office:value="0.00498151" calcext:value-type="float">
            <text:p>0.00498151</text:p>
          </table:table-cell>
          <table:table-cell office:value-type="float" office:value="0.109382" calcext:value-type="float">
            <text:p>0.109382</text:p>
          </table:table-cell>
          <table:table-cell office:value-type="float" office:value="515037000" calcext:value-type="float">
            <text:p>515037000</text:p>
          </table:table-cell>
          <table:table-cell office:value-type="float" office:value="5.62839" calcext:value-type="float">
            <text:p>5.62839</text:p>
          </table:table-cell>
          <table:table-cell office:value-type="float" office:value="0.856778" calcext:value-type="float">
            <text:p>0.8567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12.3811" calcext:value-type="float">
            <text:p>12.3811</text:p>
          </table:table-cell>
          <table:table-cell office:value-type="float" office:value="-0.00671394" calcext:value-type="float">
            <text:p>-0.00671394</text:p>
          </table:table-cell>
          <table:table-cell office:value-type="float" office:value="0.11435" calcext:value-type="float">
            <text:p>0.11435</text:p>
          </table:table-cell>
          <table:table-cell office:value-type="float" office:value="956158000" calcext:value-type="float">
            <text:p>956158000</text:p>
          </table:table-cell>
          <table:table-cell office:value-type="float" office:value="6.0711" calcext:value-type="float">
            <text:p>6.0711</text:p>
          </table:table-cell>
          <table:table-cell office:value-type="float" office:value="0.91779" calcext:value-type="float">
            <text:p>0.917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12.312" calcext:value-type="float">
            <text:p>12.312</text:p>
          </table:table-cell>
          <table:table-cell office:value-type="float" office:value="-0.0224535" calcext:value-type="float">
            <text:p>-0.0224535</text:p>
          </table:table-cell>
          <table:table-cell office:value-type="float" office:value="0.120235" calcext:value-type="float">
            <text:p>0.120235</text:p>
          </table:table-cell>
          <table:table-cell office:value-type="float" office:value="56042000" calcext:value-type="float">
            <text:p>56042000</text:p>
          </table:table-cell>
          <table:table-cell office:value-type="float" office:value="5.01395" calcext:value-type="float">
            <text:p>5.01395</text:p>
          </table:table-cell>
          <table:table-cell office:value-type="float" office:value="0.808891" calcext:value-type="float">
            <text:p>0.8088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18.0707" calcext:value-type="float">
            <text:p>18.0707</text:p>
          </table:table-cell>
          <table:table-cell office:value-type="float" office:value="0.0157634" calcext:value-type="float">
            <text:p>0.0157634</text:p>
          </table:table-cell>
          <table:table-cell office:value-type="float" office:value="0.0824373" calcext:value-type="float">
            <text:p>0.0824373</text:p>
          </table:table-cell>
          <table:table-cell office:value-type="float" office:value="296213" calcext:value-type="float">
            <text:p>296213</text:p>
          </table:table-cell>
          <table:table-cell office:value-type="float" office:value="3.55219" calcext:value-type="float">
            <text:p>3.55219</text:p>
          </table:table-cell>
          <table:table-cell office:value-type="float" office:value="0.672954" calcext:value-type="float">
            <text:p>0.6729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10.8491" calcext:value-type="float">
            <text:p>10.8491</text:p>
          </table:table-cell>
          <table:table-cell office:value-type="float" office:value="0.00768049" calcext:value-type="float">
            <text:p>0.00768049</text:p>
          </table:table-cell>
          <table:table-cell office:value-type="float" office:value="0.088915" calcext:value-type="float">
            <text:p>0.088915</text:p>
          </table:table-cell>
          <table:table-cell office:value-type="float" office:value="2140.91" calcext:value-type="float">
            <text:p>2140.91</text:p>
          </table:table-cell>
          <table:table-cell office:value-type="float" office:value="1.88559" calcext:value-type="float">
            <text:p>1.88559</text:p>
          </table:table-cell>
          <table:table-cell office:value-type="float" office:value="0.425024" calcext:value-type="float">
            <text:p>0.425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6" calcext:value-type="float">
            <text:p>446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13.6839" calcext:value-type="float">
            <text:p>13.6839</text:p>
          </table:table-cell>
          <table:table-cell office:value-type="float" office:value="-0.0541447" calcext:value-type="float">
            <text:p>-0.0541447</text:p>
          </table:table-cell>
          <table:table-cell office:value-type="float" office:value="0.121878" calcext:value-type="float">
            <text:p>0.121878</text:p>
          </table:table-cell>
          <table:table-cell office:value-type="float" office:value="451.772" calcext:value-type="float">
            <text:p>451.772</text:p>
          </table:table-cell>
          <table:table-cell office:value-type="float" office:value="1.38057" calcext:value-type="float">
            <text:p>1.38057</text:p>
          </table:table-cell>
          <table:table-cell office:value-type="float" office:value="0.31185" calcext:value-type="float">
            <text:p>0.311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8" calcext:value-type="float">
            <text:p>448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10.0848" calcext:value-type="float">
            <text:p>10.0848</text:p>
          </table:table-cell>
          <table:table-cell office:value-type="float" office:value="-0.0305211" calcext:value-type="float">
            <text:p>-0.0305211</text:p>
          </table:table-cell>
          <table:table-cell office:value-type="float" office:value="0.132645" calcext:value-type="float">
            <text:p>0.132645</text:p>
          </table:table-cell>
          <table:table-cell office:value-type="float" office:value="38379.7" calcext:value-type="float">
            <text:p>38379.7</text:p>
          </table:table-cell>
          <table:table-cell office:value-type="float" office:value="2.76305" calcext:value-type="float">
            <text:p>2.76305</text:p>
          </table:table-cell>
          <table:table-cell office:value-type="float" office:value="0.554791" calcext:value-type="float">
            <text:p>0.5547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7.56905" calcext:value-type="float">
            <text:p>7.56905</text:p>
          </table:table-cell>
          <table:table-cell office:value-type="float" office:value="0.0110779" calcext:value-type="float">
            <text:p>0.0110779</text:p>
          </table:table-cell>
          <table:table-cell office:value-type="float" office:value="0.161107" calcext:value-type="float">
            <text:p>0.161107</text:p>
          </table:table-cell>
          <table:table-cell office:value-type="float" office:value="1461.45" calcext:value-type="float">
            <text:p>1461.45</text:p>
          </table:table-cell>
          <table:table-cell office:value-type="float" office:value="1.6963" calcext:value-type="float">
            <text:p>1.6963</text:p>
          </table:table-cell>
          <table:table-cell office:value-type="float" office:value="0.373215" calcext:value-type="float">
            <text:p>0.3732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2" calcext:value-type="float">
            <text:p>452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9.54427" calcext:value-type="float">
            <text:p>9.54427</text:p>
          </table:table-cell>
          <table:table-cell office:value-type="float" office:value="0.0473654" calcext:value-type="float">
            <text:p>0.0473654</text:p>
          </table:table-cell>
          <table:table-cell office:value-type="float" office:value="0.0945416" calcext:value-type="float">
            <text:p>0.0945416</text:p>
          </table:table-cell>
          <table:table-cell office:value-type="float" office:value="337.657" calcext:value-type="float">
            <text:p>337.657</text:p>
          </table:table-cell>
          <table:table-cell office:value-type="float" office:value="1.18762" calcext:value-type="float">
            <text:p>1.18762</text:p>
          </table:table-cell>
          <table:table-cell office:value-type="float" office:value="0.249461" calcext:value-type="float">
            <text:p>0.2494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4" calcext:value-type="float">
            <text:p>454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26.3836" calcext:value-type="float">
            <text:p>26.3836</text:p>
          </table:table-cell>
          <table:table-cell office:value-type="float" office:value="-0.0058299" calcext:value-type="float">
            <text:p>-0.0058299</text:p>
          </table:table-cell>
          <table:table-cell office:value-type="float" office:value="0.115882" calcext:value-type="float">
            <text:p>0.115882</text:p>
          </table:table-cell>
          <table:table-cell office:value-type="float" office:value="405217" calcext:value-type="float">
            <text:p>405217</text:p>
          </table:table-cell>
          <table:table-cell office:value-type="float" office:value="3.05007" calcext:value-type="float">
            <text:p>3.05007</text:p>
          </table:table-cell>
          <table:table-cell office:value-type="float" office:value="0.587185" calcext:value-type="float">
            <text:p>0.5871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.5" calcext:value-type="float">
            <text:p>462.5</text:p>
          </table:table-cell>
          <table:table-cell office:value-type="float" office:value="460" calcext:value-type="float">
            <text:p>460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22.3698" calcext:value-type="float">
            <text:p>22.3698</text:p>
          </table:table-cell>
          <table:table-cell office:value-type="float" office:value="-0.0210365" calcext:value-type="float">
            <text:p>-0.0210365</text:p>
          </table:table-cell>
          <table:table-cell office:value-type="float" office:value="0.104" calcext:value-type="float">
            <text:p>0.104</text:p>
          </table:table-cell>
          <table:table-cell office:value-type="float" office:value="2218.97" calcext:value-type="float">
            <text:p>2218.97</text:p>
          </table:table-cell>
          <table:table-cell office:value-type="float" office:value="1.42481" calcext:value-type="float">
            <text:p>1.42481</text:p>
          </table:table-cell>
          <table:table-cell office:value-type="float" office:value="0.303497" calcext:value-type="float">
            <text:p>0.3034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.5" calcext:value-type="float">
            <text:p>467.5</text:p>
          </table:table-cell>
          <table:table-cell office:value-type="float" office:value="465" calcext:value-type="float">
            <text:p>465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15.8261" calcext:value-type="float">
            <text:p>15.8261</text:p>
          </table:table-cell>
          <table:table-cell office:value-type="float" office:value="-0.0234616" calcext:value-type="float">
            <text:p>-0.0234616</text:p>
          </table:table-cell>
          <table:table-cell office:value-type="float" office:value="0.145306" calcext:value-type="float">
            <text:p>0.145306</text:p>
          </table:table-cell>
          <table:table-cell office:value-type="float" office:value="1209540" calcext:value-type="float">
            <text:p>1209540</text:p>
          </table:table-cell>
          <table:table-cell office:value-type="float" office:value="3.13823" calcext:value-type="float">
            <text:p>3.13823</text:p>
          </table:table-cell>
          <table:table-cell office:value-type="float" office:value="0.571078" calcext:value-type="float">
            <text:p>0.5710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.5" calcext:value-type="float">
            <text:p>472.5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14.5688" calcext:value-type="float">
            <text:p>14.5688</text:p>
          </table:table-cell>
          <table:table-cell office:value-type="float" office:value="-0.0355011" calcext:value-type="float">
            <text:p>-0.0355011</text:p>
          </table:table-cell>
          <table:table-cell office:value-type="float" office:value="0.0958131" calcext:value-type="float">
            <text:p>0.0958131</text:p>
          </table:table-cell>
          <table:table-cell office:value-type="float" office:value="30578.2" calcext:value-type="float">
            <text:p>30578.2</text:p>
          </table:table-cell>
          <table:table-cell office:value-type="float" office:value="2.10152" calcext:value-type="float">
            <text:p>2.10152</text:p>
          </table:table-cell>
          <table:table-cell office:value-type="float" office:value="0.428598" calcext:value-type="float">
            <text:p>0.4285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.5" calcext:value-type="float">
            <text:p>477.5</text:p>
          </table:table-cell>
          <table:table-cell office:value-type="float" office:value="475" calcext:value-type="float">
            <text:p>475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15.8206" calcext:value-type="float">
            <text:p>15.8206</text:p>
          </table:table-cell>
          <table:table-cell office:value-type="float" office:value="-0.0300349" calcext:value-type="float">
            <text:p>-0.0300349</text:p>
          </table:table-cell>
          <table:table-cell office:value-type="float" office:value="0.137338" calcext:value-type="float">
            <text:p>0.137338</text:p>
          </table:table-cell>
          <table:table-cell office:value-type="float" office:value="9460040" calcext:value-type="float">
            <text:p>9460040</text:p>
          </table:table-cell>
          <table:table-cell office:value-type="float" office:value="3.33133" calcext:value-type="float">
            <text:p>3.33133</text:p>
          </table:table-cell>
          <table:table-cell office:value-type="float" office:value="0.557505" calcext:value-type="float">
            <text:p>0.5575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.5" calcext:value-type="float">
            <text:p>482.5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float" office:value="16.3294" calcext:value-type="float">
            <text:p>16.3294</text:p>
          </table:table-cell>
          <table:table-cell office:value-type="float" office:value="-0.0188665" calcext:value-type="float">
            <text:p>-0.0188665</text:p>
          </table:table-cell>
          <table:table-cell office:value-type="float" office:value="0.105252" calcext:value-type="float">
            <text:p>0.105252</text:p>
          </table:table-cell>
          <table:table-cell office:value-type="float" office:value="40443600" calcext:value-type="float">
            <text:p>40443600</text:p>
          </table:table-cell>
          <table:table-cell office:value-type="float" office:value="3.79846" calcext:value-type="float">
            <text:p>3.79846</text:p>
          </table:table-cell>
          <table:table-cell office:value-type="float" office:value="0.619933" calcext:value-type="float">
            <text:p>0.6199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.5" calcext:value-type="float">
            <text:p>487.5</text:p>
          </table:table-cell>
          <table:table-cell office:value-type="float" office:value="485" calcext:value-type="float">
            <text:p>485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8.25244" calcext:value-type="float">
            <text:p>8.25244</text:p>
          </table:table-cell>
          <table:table-cell office:value-type="float" office:value="-0.0709031" calcext:value-type="float">
            <text:p>-0.0709031</text:p>
          </table:table-cell>
          <table:table-cell office:value-type="float" office:value="0.13667" calcext:value-type="float">
            <text:p>0.13667</text:p>
          </table:table-cell>
          <table:table-cell office:value-type="float" office:value="494335000" calcext:value-type="float">
            <text:p>494335000</text:p>
          </table:table-cell>
          <table:table-cell office:value-type="float" office:value="4.42931" calcext:value-type="float">
            <text:p>4.42931</text:p>
          </table:table-cell>
          <table:table-cell office:value-type="float" office:value="0.684737" calcext:value-type="float">
            <text:p>0.6847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.5" calcext:value-type="float">
            <text:p>492.5</text:p>
          </table:table-cell>
          <table:table-cell office:value-type="float" office:value="490" calcext:value-type="float">
            <text:p>490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14.031" calcext:value-type="float">
            <text:p>14.031</text:p>
          </table:table-cell>
          <table:table-cell office:value-type="float" office:value="-0.0165756" calcext:value-type="float">
            <text:p>-0.0165756</text:p>
          </table:table-cell>
          <table:table-cell office:value-type="float" office:value="0.0969522" calcext:value-type="float">
            <text:p>0.0969522</text:p>
          </table:table-cell>
          <table:table-cell office:value-type="float" office:value="1309870000" calcext:value-type="float">
            <text:p>1309870000</text:p>
          </table:table-cell>
          <table:table-cell office:value-type="float" office:value="4.35892" calcext:value-type="float">
            <text:p>4.35892</text:p>
          </table:table-cell>
          <table:table-cell office:value-type="float" office:value="0.651022" calcext:value-type="float">
            <text:p>0.6510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.5" calcext:value-type="float">
            <text:p>497.5</text:p>
          </table:table-cell>
          <table:table-cell office:value-type="float" office:value="495" calcext:value-type="float">
            <text:p>49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9.86043" calcext:value-type="float">
            <text:p>9.86043</text:p>
          </table:table-cell>
          <table:table-cell office:value-type="float" office:value="-0.0910172" calcext:value-type="float">
            <text:p>-0.0910172</text:p>
          </table:table-cell>
          <table:table-cell office:value-type="float" office:value="0.091592" calcext:value-type="float">
            <text:p>0.091592</text:p>
          </table:table-cell>
          <table:table-cell office:value-type="float" office:value="39059600000" calcext:value-type="float">
            <text:p>39059600000</text:p>
          </table:table-cell>
          <table:table-cell office:value-type="float" office:value="5.17247" calcext:value-type="float">
            <text:p>5.17247</text:p>
          </table:table-cell>
          <table:table-cell office:value-type="float" office:value="0.724718" calcext:value-type="float">
            <text:p>0.7247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.5" calcext:value-type="float">
            <text:p>502.5</text:p>
          </table:table-cell>
          <table:table-cell office:value-type="float" office:value="500" calcext:value-type="float">
            <text:p>500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16.1425" calcext:value-type="float">
            <text:p>16.1425</text:p>
          </table:table-cell>
          <table:table-cell office:value-type="float" office:value="-0.000627209" calcext:value-type="float">
            <text:p>-0.000627209</text:p>
          </table:table-cell>
          <table:table-cell office:value-type="float" office:value="0.11222" calcext:value-type="float">
            <text:p>0.11222</text:p>
          </table:table-cell>
          <table:table-cell office:value-type="float" office:value="634413000000" calcext:value-type="float">
            <text:p>634413000000</text:p>
          </table:table-cell>
          <table:table-cell office:value-type="float" office:value="5.74206" calcext:value-type="float">
            <text:p>5.74206</text:p>
          </table:table-cell>
          <table:table-cell office:value-type="float" office:value="0.764516" calcext:value-type="float">
            <text:p>0.764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.5" calcext:value-type="float">
            <text:p>507.5</text:p>
          </table:table-cell>
          <table:table-cell office:value-type="float" office:value="505" calcext:value-type="float">
            <text:p>505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7.83912" calcext:value-type="float">
            <text:p>7.83912</text:p>
          </table:table-cell>
          <table:table-cell office:value-type="float" office:value="-0.0433423" calcext:value-type="float">
            <text:p>-0.0433423</text:p>
          </table:table-cell>
          <table:table-cell office:value-type="float" office:value="0.0977145" calcext:value-type="float">
            <text:p>0.0977145</text:p>
          </table:table-cell>
          <table:table-cell office:value-type="float" office:value="11982600000000" calcext:value-type="float">
            <text:p>11982600000000</text:p>
          </table:table-cell>
          <table:table-cell office:value-type="float" office:value="6.11658" calcext:value-type="float">
            <text:p>6.11658</text:p>
          </table:table-cell>
          <table:table-cell office:value-type="float" office:value="0.772013" calcext:value-type="float">
            <text:p>0.772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.5" calcext:value-type="float">
            <text:p>512.5</text:p>
          </table:table-cell>
          <table:table-cell office:value-type="float" office:value="510" calcext:value-type="float">
            <text:p>510</text:p>
          </table:table-cell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float" office:value="12.5388" calcext:value-type="float">
            <text:p>12.5388</text:p>
          </table:table-cell>
          <table:table-cell office:value-type="float" office:value="-0.0784187" calcext:value-type="float">
            <text:p>-0.0784187</text:p>
          </table:table-cell>
          <table:table-cell office:value-type="float" office:value="0.0872782" calcext:value-type="float">
            <text:p>0.0872782</text:p>
          </table:table-cell>
          <table:table-cell office:value-type="float" office:value="83009700000000" calcext:value-type="float">
            <text:p>83009700000000</text:p>
          </table:table-cell>
          <table:table-cell office:value-type="float" office:value="6.55744" calcext:value-type="float">
            <text:p>6.55744</text:p>
          </table:table-cell>
          <table:table-cell office:value-type="float" office:value="0.805714" calcext:value-type="float">
            <text:p>0.8057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.5" calcext:value-type="float">
            <text:p>517.5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float" office:value="10.7097" calcext:value-type="float">
            <text:p>10.7097</text:p>
          </table:table-cell>
          <table:table-cell office:value-type="float" office:value="-0.0298578" calcext:value-type="float">
            <text:p>-0.0298578</text:p>
          </table:table-cell>
          <table:table-cell office:value-type="float" office:value="0.109924" calcext:value-type="float">
            <text:p>0.109924</text:p>
          </table:table-cell>
          <table:table-cell office:value-type="float" office:value="530308000000000" calcext:value-type="float">
            <text:p>530308000000000</text:p>
          </table:table-cell>
          <table:table-cell office:value-type="float" office:value="7.00552" calcext:value-type="float">
            <text:p>7.00552</text:p>
          </table:table-cell>
          <table:table-cell office:value-type="float" office:value="0.840489" calcext:value-type="float">
            <text:p>0.8404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.5" calcext:value-type="float">
            <text:p>522.5</text:p>
          </table:table-cell>
          <table:table-cell office:value-type="float" office:value="520" calcext:value-type="float">
            <text:p>520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8.98152" calcext:value-type="float">
            <text:p>8.98152</text:p>
          </table:table-cell>
          <table:table-cell office:value-type="float" office:value="0.0347486" calcext:value-type="float">
            <text:p>0.0347486</text:p>
          </table:table-cell>
          <table:table-cell office:value-type="float" office:value="0.107816" calcext:value-type="float">
            <text:p>0.107816</text:p>
          </table:table-cell>
          <table:table-cell office:value-type="float" office:value="1338390000000000" calcext:value-type="float">
            <text:p>1338390000000000</text:p>
          </table:table-cell>
          <table:table-cell office:value-type="float" office:value="6.94592" calcext:value-type="float">
            <text:p>6.94592</text:p>
          </table:table-cell>
          <table:table-cell office:value-type="float" office:value="0.820414" calcext:value-type="float">
            <text:p>0.8204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25" calcext:value-type="float">
            <text:p>525</text:p>
          </table:table-cell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office:value-type="float" office:value="47.0316" calcext:value-type="float">
            <text:p>47.0316</text:p>
          </table:table-cell>
          <table:table-cell office:value-type="float" office:value="-0.0105809" calcext:value-type="float">
            <text:p>-0.0105809</text:p>
          </table:table-cell>
          <table:table-cell office:value-type="float" office:value="0.11978" calcext:value-type="float">
            <text:p>0.11978</text:p>
          </table:table-cell>
          <table:table-cell office:value-type="float" office:value="4235.17" calcext:value-type="float">
            <text:p>4235.17</text:p>
          </table:table-cell>
          <table:table-cell office:value-type="float" office:value="0.854774" calcext:value-type="float">
            <text:p>0.854774</text:p>
          </table:table-cell>
          <table:table-cell office:value-type="float" office:value="0.202768" calcext:value-type="float">
            <text:p>0.202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75" calcext:value-type="float">
            <text:p>575</text:p>
          </table:table-cell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office:value-type="float" office:value="24.0662" calcext:value-type="float">
            <text:p>24.0662</text:p>
          </table:table-cell>
          <table:table-cell office:value-type="float" office:value="-0.00357014" calcext:value-type="float">
            <text:p>-0.00357014</text:p>
          </table:table-cell>
          <table:table-cell office:value-type="float" office:value="0.159943" calcext:value-type="float">
            <text:p>0.159943</text:p>
          </table:table-cell>
          <table:table-cell office:value-type="float" office:value="7974.43" calcext:value-type="float">
            <text:p>7974.43</text:p>
          </table:table-cell>
          <table:table-cell office:value-type="float" office:value="0.821279" calcext:value-type="float">
            <text:p>0.821279</text:p>
          </table:table-cell>
          <table:table-cell office:value-type="float" office:value="0.193078" calcext:value-type="float">
            <text:p>0.193078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6T16:09:28.147025416</dc:date>
    <meta:editing-duration>PT7M25S</meta:editing-duration>
    <meta:editing-cycles>2</meta:editing-cycles>
    <meta:generator>LibreOffice/5.4.7.2$Linux_X86_64 LibreOffice_project/40$Build-2</meta:generator>
    <meta:document-statistic meta:table-count="1" meta:cell-count="2847" meta:object-count="0"/>
  </office:meta>
</office:document-meta>
</file>